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2" office:value-type="string" calcext:value-type="string">
            <text:p>Str</text:p>
          </table:table-cell>
          <table:table-cell table:style-name="ce22" office:value-type="string" calcext:value-type="string">
            <text:p>Agi</text:p>
          </table:table-cell>
          <table:table-cell table:style-name="ce22" office:value-type="string" calcext:value-type="string">
            <text:p>Int</text:p>
          </table:table-cell>
          <table:table-cell table:style-name="ce22" office:value-type="string" calcext:value-type="string">
            <text:p>Cha</text:p>
          </table:table-cell>
          <table:table-cell table:style-name="ce22" office:value-type="string" calcext:value-type="string">
            <text:p>Level</text:p>
          </table:table-cell>
          <table:table-cell table:style-name="ce22"/>
          <table:table-cell table:style-name="ce22" office:value-type="string" calcext:value-type="string">
            <text:p>1h</text:p>
          </table:table-cell>
          <table:table-cell table:style-name="ce22" office:value-type="string" calcext:value-type="string">
            <text:p>2h</text:p>
          </table:table-cell>
          <table:table-cell table:style-name="ce22" office:value-type="string" calcext:value-type="string">
            <text:p>Pole</text:p>
          </table:table-cell>
          <table:table-cell table:style-name="ce22" office:value-type="string" calcext:value-type="string">
            <text:p>Bow</text:p>
          </table:table-cell>
          <table:table-cell table:style-name="ce22" office:value-type="string" calcext:value-type="string">
            <text:p>Xbow</text:p>
          </table:table-cell>
          <table:table-cell table:style-name="ce22" office:value-type="string" calcext:value-type="string">
            <text:p>Throw</text:p>
          </table:table-cell>
          <table:table-cell table:style-name="ce22"/>
          <table:table-cell table:style-name="ce22" office:value-type="string" calcext:value-type="string">
            <text:p>Ironflesh</text:p>
          </table:table-cell>
          <table:table-cell table:style-name="ce22" office:value-type="string" calcext:value-type="string">
            <text:p>PS</text:p>
          </table:table-cell>
          <table:table-cell table:style-name="ce22" office:value-type="string" calcext:value-type="string">
            <text:p>PT</text:p>
          </table:table-cell>
          <table:table-cell table:style-name="ce22" office:value-type="string" calcext:value-type="string">
            <text:p>PD</text:p>
          </table:table-cell>
          <table:table-cell table:style-name="ce22" office:value-type="string" calcext:value-type="string">
            <text:p>Shield</text:p>
          </table:table-cell>
          <table:table-cell table:style-name="ce22" office:value-type="string" calcext:value-type="string">
            <text:p>Athle</text:p>
          </table:table-cell>
          <table:table-cell table:style-name="ce22" office:value-type="string" calcext:value-type="string">
            <text:p>Riding</text:p>
          </table:table-cell>
          <table:table-cell table:style-name="ce22" office:value-type="string" calcext:value-type="string">
            <text:p>HA</text:p>
          </table:table-cell>
          <table:table-cell table:style-name="ce22"/>
          <table:table-cell table:style-name="ce22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]+[.C2]+[.D2]+[.E2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]+[.O2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338" calcext:value-type="float">
            <text:p>338</text:p>
          </table:table-cell>
          <table:table-cell table:formula="of:=((([.$F2]+8)*2)^2)/([.$F2]+60)" office:value-type="float" office:value="10.4" calcext:value-type="float">
            <text:p>10.4</text:p>
          </table:table-cell>
          <table:table-cell table:formula="of:=[.AC2]/[.AD2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]+[.C3]+[.D3]+[.E3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338" calcext:value-type="float">
            <text:p>338</text:p>
          </table:table-cell>
          <table:table-cell table:formula="of:=((([.$F3]+8)*2)^2)/([.$F3]+60)" office:value-type="float" office:value="10.4" calcext:value-type="float">
            <text:p>10.4</text:p>
          </table:table-cell>
          <table:table-cell table:formula="of:=[.AC3]/[.AD3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57];[.$AF$2:.$AF$357];[.AH4])" office:value-type="float" office:value="14.0950978633023" calcext:value-type="float">
            <text:p>14.0950978633023</text:p>
          </table:table-cell>
          <table:table-cell table:formula="of:=AVERAGEIFS([.$AD$2:.$AD$357];[.$AF$2:.$AF$357];[.AI4])" office:value-type="float" office:value="33.6056483035629" calcext:value-type="float">
            <text:p>33.6056483035629</text:p>
          </table:table-cell>
          <table:table-cell table:formula="of:=AVERAGEIFS([.$AD$2:.$AD$357];[.$AF$2:.$AF$357];[.AJ4])" office:value-type="float" office:value="46.2827464085487" calcext:value-type="float">
            <text:p>46.2827464085487</text:p>
          </table:table-cell>
          <table:table-cell table:formula="of:=AVERAGEIFS([.$AD$2:.$AD$357];[.$AF$2:.$AF$357];[.AK4])" office:value-type="float" office:value="60.7604325774433" calcext:value-type="float">
            <text:p>60.7604325774433</text:p>
          </table:table-cell>
          <table:table-cell table:formula="of:=AVERAGEIFS([.$AD$2:.$AD$357];[.$AF$2:.$AF$357];[.AL4])" office:value-type="float" office:value="107.777049280175" calcext:value-type="float">
            <text:p>107.77704928017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4]+[.O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]+[.O5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338" calcext:value-type="float">
            <text:p>338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table:formula="of:=[.AC5]/[.AD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]+[.C6]+[.D6]+[.E6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38" calcext:value-type="float">
            <text:p>338</text:p>
          </table:table-cell>
          <table:table-cell table:formula="of:=((([.$F6]+8)*2)^2)/([.$F6]+60)" office:value-type="float" office:value="10.4" calcext:value-type="float">
            <text:p>10.4</text:p>
          </table:table-cell>
          <table:table-cell table:formula="of:=[.AC6]/[.AD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392" calcext:value-type="float">
            <text:p>392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table:formula="of:=[.AC7]/[.AD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392" calcext:value-type="float">
            <text:p>392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table:formula="of:=[.AC9]/[.AD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]+[.O10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392" calcext:value-type="float">
            <text:p>392</text:p>
          </table:table-cell>
          <table:table-cell table:formula="of:=((([.$F10]+8)*2)^2)/([.$F10]+60)" office:value-type="float" office:value="11.8787878787879" calcext:value-type="float">
            <text:p>11.8787878787879</text:p>
          </table:table-cell>
          <table:table-cell table:formula="of:=[.AC10]/[.AD1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392" calcext:value-type="float">
            <text:p>392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table:formula="of:=[.AC12]/[.AD1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Hunt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450" calcext:value-type="float">
            <text:p>450</text:p>
          </table:table-cell>
          <table:table-cell table:formula="of:=((([.$F13]+8)*2)^2)/([.$F13]+60)" office:value-type="float" office:value="13.4328358208955" calcext:value-type="float">
            <text:p>13.4328358208955</text:p>
          </table:table-cell>
          <table:table-cell table:formula="of:=[.AC13]/[.AD1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+[.C14]+[.D14]+[.E14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450" calcext:value-type="float">
            <text:p>450</text:p>
          </table:table-cell>
          <table:table-cell table:formula="of:=((([.$F14]+8)*2)^2)/([.$F14]+60)" office:value-type="float" office:value="13.4328358208955" calcext:value-type="float">
            <text:p>13.4328358208955</text:p>
          </table:table-cell>
          <table:table-cell table:formula="of:=[.AC14]/[.AD1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450" calcext:value-type="float">
            <text:p>450</text:p>
          </table:table-cell>
          <table:table-cell table:formula="of:=((([.$F16]+8)*2)^2)/([.$F16]+60)" office:value-type="float" office:value="13.4328358208955" calcext:value-type="float">
            <text:p>13.4328358208955</text:p>
          </table:table-cell>
          <table:table-cell table:formula="of:=[.AC16]/[.AD1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]+[.O17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450" calcext:value-type="float">
            <text:p>450</text:p>
          </table:table-cell>
          <table:table-cell table:formula="of:=((([.$F17]+8)*2)^2)/([.$F17]+60)" office:value-type="float" office:value="13.4328358208955" calcext:value-type="float">
            <text:p>13.4328358208955</text:p>
          </table:table-cell>
          <table:table-cell table:formula="of:=[.AC17]/[.AD1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]+[.O18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450" calcext:value-type="float">
            <text:p>450</text:p>
          </table:table-cell>
          <table:table-cell table:formula="of:=((([.$F18]+8)*2)^2)/([.$F18]+60)" office:value-type="float" office:value="13.4328358208955" calcext:value-type="float">
            <text:p>13.4328358208955</text:p>
          </table:table-cell>
          <table:table-cell table:formula="of:=[.AC18]/[.AD1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]+[.O1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450" calcext:value-type="float">
            <text:p>450</text:p>
          </table:table-cell>
          <table:table-cell table:formula="of:=((([.$F19]+8)*2)^2)/([.$F19]+60)" office:value-type="float" office:value="13.4328358208955" calcext:value-type="float">
            <text:p>13.4328358208955</text:p>
          </table:table-cell>
          <table:table-cell table:formula="of:=[.AC19]/[.AD1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450" calcext:value-type="float">
            <text:p>450</text:p>
          </table:table-cell>
          <table:table-cell table:formula="of:=((([.$F20]+8)*2)^2)/([.$F20]+60)" office:value-type="float" office:value="13.4328358208955" calcext:value-type="float">
            <text:p>13.4328358208955</text:p>
          </table:table-cell>
          <table:table-cell table:formula="of:=[.AC20]/[.AD2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]+[.O2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512" calcext:value-type="float">
            <text:p>512</text:p>
          </table:table-cell>
          <table:table-cell table:formula="of:=((([.$F21]+8)*2)^2)/([.$F21]+60)" office:value-type="float" office:value="15.0588235294118" calcext:value-type="float">
            <text:p>15.0588235294118</text:p>
          </table:table-cell>
          <table:table-cell table:formula="of:=[.AC21]/[.AD2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]+[.O23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512" calcext:value-type="float">
            <text:p>512</text:p>
          </table:table-cell>
          <table:table-cell table:formula="of:=((([.$F23]+8)*2)^2)/([.$F23]+60)" office:value-type="float" office:value="15.0588235294118" calcext:value-type="float">
            <text:p>15.0588235294118</text:p>
          </table:table-cell>
          <table:table-cell table:formula="of:=[.AC23]/[.AD2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512" calcext:value-type="float">
            <text:p>512</text:p>
          </table:table-cell>
          <table:table-cell table:formula="of:=((([.$F24]+8)*2)^2)/([.$F24]+60)" office:value-type="float" office:value="15.0588235294118" calcext:value-type="float">
            <text:p>15.0588235294118</text:p>
          </table:table-cell>
          <table:table-cell table:formula="of:=[.AC24]/[.AD2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5]+[.O2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450" calcext:value-type="float">
            <text:p>450</text:p>
          </table:table-cell>
          <table:table-cell table:formula="of:=((([.$F26]+8)*2)^2)/([.$F26]+60)" office:value-type="float" office:value="13.4328358208955" calcext:value-type="float">
            <text:p>13.4328358208955</text:p>
          </table:table-cell>
          <table:table-cell table:formula="of:=[.AC26]/[.AD2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]+[.C27]+[.D27]+[.E27]-23"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]+[.O27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338" calcext:value-type="float">
            <text:p>338</text:p>
          </table:table-cell>
          <table:table-cell table:formula="of:=((([.$F27]+8)*2)^2)/([.$F27]+60)" office:value-type="float" office:value="10.4" calcext:value-type="float">
            <text:p>10.4</text:p>
          </table:table-cell>
          <table:table-cell table:formula="of:=[.AC27]/[.AD27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8]+[.O28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12" calcext:value-type="float">
            <text:p>512</text:p>
          </table:table-cell>
          <table:table-cell table:formula="of:=((([.$F28]+8)*2)^2)/([.$F28]+60)" office:value-type="float" office:value="15.0588235294118" calcext:value-type="float">
            <text:p>15.0588235294118</text:p>
          </table:table-cell>
          <table:table-cell table:formula="of:=[.AC28]/[.AD28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]+[.O29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512" calcext:value-type="float">
            <text:p>512</text:p>
          </table:table-cell>
          <table:table-cell table:formula="of:=((([.$F29]+8)*2)^2)/([.$F29]+60)" office:value-type="float" office:value="15.0588235294118" calcext:value-type="float">
            <text:p>15.0588235294118</text:p>
          </table:table-cell>
          <table:table-cell table:formula="of:=[.AC29]/[.AD2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30]+[.C30]+[.D30]+[.E30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]+[.O30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578" calcext:value-type="float">
            <text:p>578</text:p>
          </table:table-cell>
          <table:table-cell table:formula="of:=((([.$F30]+8)*2)^2)/([.$F30]+60)" office:value-type="float" office:value="16.7536231884058" calcext:value-type="float">
            <text:p>16.7536231884058</text:p>
          </table:table-cell>
          <table:table-cell table:formula="of:=[.AC30]/[.AD30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]+[.O31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578" calcext:value-type="float">
            <text:p>578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table:formula="of:=[.AC31]/[.AD31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Hunt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8" calcext:value-type="float">
            <text:p>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512" calcext:value-type="float">
            <text:p>512</text:p>
          </table:table-cell>
          <table:table-cell table:formula="of:=((([.$F32]+8)*2)^2)/([.$F32]+60)" office:value-type="float" office:value="15.0588235294118" calcext:value-type="float">
            <text:p>15.0588235294118</text:p>
          </table:table-cell>
          <table:table-cell table:formula="of:=[.AC32]/[.AD3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578" calcext:value-type="float">
            <text:p>578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table:formula="of:=[.AC33]/[.AD33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]+[.C34]+[.D34]+[.E3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]+[.O34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648" calcext:value-type="float">
            <text:p>648</text:p>
          </table:table-cell>
          <table:table-cell table:formula="of:=((([.$F34]+8)*2)^2)/([.$F34]+60)" office:value-type="float" office:value="18.5142857142857" calcext:value-type="float">
            <text:p>18.5142857142857</text:p>
          </table:table-cell>
          <table:table-cell table:formula="of:=[.AC34]/[.AD34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5]+[.C35]+[.D35]+[.E3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5]+8)^2)/5)*10" office:value-type="float" office:value="648" calcext:value-type="float">
            <text:p>648</text:p>
          </table:table-cell>
          <table:table-cell table:formula="of:=((([.$F35]+8)*2)^2)/([.$F35]+60)" office:value-type="float" office:value="18.5142857142857" calcext:value-type="float">
            <text:p>18.5142857142857</text:p>
          </table:table-cell>
          <table:table-cell table:formula="of:=[.AC35]/[.AD35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6]+[.C36]+[.D36]+[.E3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]+[.O36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6]+8)^2)/5)*10" office:value-type="float" office:value="648" calcext:value-type="float">
            <text:p>648</text:p>
          </table:table-cell>
          <table:table-cell table:formula="of:=((([.$F36]+8)*2)^2)/([.$F36]+60)" office:value-type="float" office:value="18.5142857142857" calcext:value-type="float">
            <text:p>18.5142857142857</text:p>
          </table:table-cell>
          <table:table-cell table:formula="of:=[.AC36]/[.AD36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37]+8)^2)/5)*10" office:value-type="float" office:value="722" calcext:value-type="float">
            <text:p>722</text:p>
          </table:table-cell>
          <table:table-cell table:formula="of:=((([.$F37]+8)*2)^2)/([.$F37]+60)" office:value-type="float" office:value="20.3380281690141" calcext:value-type="float">
            <text:p>20.3380281690141</text:p>
          </table:table-cell>
          <table:table-cell table:formula="of:=[.AC37]/[.AD37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8]+[.C38]+[.D38]+[.E38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8]+[.O38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8]+8)^2)/5)*10" office:value-type="float" office:value="722" calcext:value-type="float">
            <text:p>722</text:p>
          </table:table-cell>
          <table:table-cell table:formula="of:=((([.$F38]+8)*2)^2)/([.$F38]+60)" office:value-type="float" office:value="20.3380281690141" calcext:value-type="float">
            <text:p>20.3380281690141</text:p>
          </table:table-cell>
          <table:table-cell table:formula="of:=[.AC38]/[.AD38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9]+[.C39]+[.D39]+[.E39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9]+[.O39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968" calcext:value-type="float">
            <text:p>968</text:p>
          </table:table-cell>
          <table:table-cell table:formula="of:=((([.$F39]+8)*2)^2)/([.$F39]+60)" office:value-type="float" office:value="26.1621621621622" calcext:value-type="float">
            <text:p>26.1621621621622</text:p>
          </table:table-cell>
          <table:table-cell table:formula="of:=[.AC39]/[.AD3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0]+[.C40]+[.D40]+[.E40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0]+[.O40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968" calcext:value-type="float">
            <text:p>968</text:p>
          </table:table-cell>
          <table:table-cell table:formula="of:=((([.$F40]+8)*2)^2)/([.$F40]+60)" office:value-type="float" office:value="26.1621621621622" calcext:value-type="float">
            <text:p>26.1621621621622</text:p>
          </table:table-cell>
          <table:table-cell table:formula="of:=[.AC40]/[.AD40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1]+[.C41]+[.D41]+[.E41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41]+[.O41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968" calcext:value-type="float">
            <text:p>968</text:p>
          </table:table-cell>
          <table:table-cell table:formula="of:=((([.$F41]+8)*2)^2)/([.$F41]+60)" office:value-type="float" office:value="26.1621621621622" calcext:value-type="float">
            <text:p>26.1621621621622</text:p>
          </table:table-cell>
          <table:table-cell table:formula="of:=[.AC41]/[.AD4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2]+[.C42]+[.D42]+[.E42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2]+[.O42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2]+8)^2)/5)*10" office:value-type="float" office:value="968" calcext:value-type="float">
            <text:p>968</text:p>
          </table:table-cell>
          <table:table-cell table:formula="of:=((([.$F42]+8)*2)^2)/([.$F42]+60)" office:value-type="float" office:value="26.1621621621622" calcext:value-type="float">
            <text:p>26.1621621621622</text:p>
          </table:table-cell>
          <table:table-cell table:formula="of:=[.AC42]/[.AD42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3]+[.C43]+[.D43]+[.E4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3]+[.O43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3]+8)^2)/5)*10" office:value-type="float" office:value="968" calcext:value-type="float">
            <text:p>968</text:p>
          </table:table-cell>
          <table:table-cell table:formula="of:=((([.$F43]+8)*2)^2)/([.$F43]+60)" office:value-type="float" office:value="26.1621621621622" calcext:value-type="float">
            <text:p>26.1621621621622</text:p>
          </table:table-cell>
          <table:table-cell table:formula="of:=[.AC43]/[.AD43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4]+[.C44]+[.D44]+[.E44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4]+[.O44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4]+8)^2)/5)*10" office:value-type="float" office:value="968" calcext:value-type="float">
            <text:p>968</text:p>
          </table:table-cell>
          <table:table-cell table:formula="of:=((([.$F44]+8)*2)^2)/([.$F44]+60)" office:value-type="float" office:value="26.1621621621622" calcext:value-type="float">
            <text:p>26.1621621621622</text:p>
          </table:table-cell>
          <table:table-cell table:formula="of:=[.AC44]/[.AD4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5]+[.O45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5]+8)^2)/5)*10" office:value-type="float" office:value="1058" calcext:value-type="float">
            <text:p>1058</text:p>
          </table:table-cell>
          <table:table-cell table:formula="of:=((([.$F45]+8)*2)^2)/([.$F45]+60)" office:value-type="float" office:value="28.2133333333333" calcext:value-type="float">
            <text:p>28.2133333333333</text:p>
          </table:table-cell>
          <table:table-cell table:formula="of:=[.AC45]/[.AD4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6]+[.C46]+[.D46]+[.E4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6]+[.O46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6]+8)^2)/5)*10" office:value-type="float" office:value="1058" calcext:value-type="float">
            <text:p>1058</text:p>
          </table:table-cell>
          <table:table-cell table:formula="of:=((([.$F46]+8)*2)^2)/([.$F46]+60)" office:value-type="float" office:value="28.2133333333333" calcext:value-type="float">
            <text:p>28.2133333333333</text:p>
          </table:table-cell>
          <table:table-cell table:formula="of:=[.AC46]/[.AD4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7]+[.O47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8]+[.O48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8]+8)^2)/5)*10" office:value-type="float" office:value="1058" calcext:value-type="float">
            <text:p>1058</text:p>
          </table:table-cell>
          <table:table-cell table:formula="of:=((([.$F48]+8)*2)^2)/([.$F48]+60)" office:value-type="float" office:value="28.2133333333333" calcext:value-type="float">
            <text:p>28.2133333333333</text:p>
          </table:table-cell>
          <table:table-cell table:formula="of:=[.AC48]/[.AD48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9]+[.C49]+[.D49]+[.E4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49]+[.O49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49]+8)^2)/5)*10" office:value-type="float" office:value="1058" calcext:value-type="float">
            <text:p>1058</text:p>
          </table:table-cell>
          <table:table-cell table:formula="of:=((([.$F49]+8)*2)^2)/([.$F49]+60)" office:value-type="float" office:value="28.2133333333333" calcext:value-type="float">
            <text:p>28.2133333333333</text:p>
          </table:table-cell>
          <table:table-cell table:formula="of:=[.AC49]/[.AD49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0]+[.C50]+[.D50]+[.E50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058" calcext:value-type="float">
            <text:p>1058</text:p>
          </table:table-cell>
          <table:table-cell table:formula="of:=((([.$F50]+8)*2)^2)/([.$F50]+60)" office:value-type="float" office:value="28.2133333333333" calcext:value-type="float">
            <text:p>28.2133333333333</text:p>
          </table:table-cell>
          <table:table-cell table:formula="of:=[.AC50]/[.AD50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1]+[.C51]+[.D51]+[.E51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1]+[.O51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152" calcext:value-type="float">
            <text:p>1152</text:p>
          </table:table-cell>
          <table:table-cell table:formula="of:=((([.$F51]+8)*2)^2)/([.$F51]+60)" office:value-type="float" office:value="30.3157894736842" calcext:value-type="float">
            <text:p>30.3157894736842</text:p>
          </table:table-cell>
          <table:table-cell table:formula="of:=[.AC51]/[.AD5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2]+[.C52]+[.D52]+[.E52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2]+[.O52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2]+8)^2)/5)*10" office:value-type="float" office:value="1152" calcext:value-type="float">
            <text:p>1152</text:p>
          </table:table-cell>
          <table:table-cell table:formula="of:=((([.$F52]+8)*2)^2)/([.$F52]+60)" office:value-type="float" office:value="30.3157894736842" calcext:value-type="float">
            <text:p>30.3157894736842</text:p>
          </table:table-cell>
          <table:table-cell table:formula="of:=[.AC52]/[.AD5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3]+[.O53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3]+8)^2)/5)*10" office:value-type="float" office:value="1152" calcext:value-type="float">
            <text:p>1152</text:p>
          </table:table-cell>
          <table:table-cell table:formula="of:=((([.$F53]+8)*2)^2)/([.$F53]+60)" office:value-type="float" office:value="30.3157894736842" calcext:value-type="float">
            <text:p>30.3157894736842</text:p>
          </table:table-cell>
          <table:table-cell table:formula="of:=[.AC53]/[.AD5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4]+[.C54]+[.D54]+[.E54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4]+[.O54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4]+8)^2)/5)*10" office:value-type="float" office:value="1152" calcext:value-type="float">
            <text:p>1152</text:p>
          </table:table-cell>
          <table:table-cell table:formula="of:=((([.$F54]+8)*2)^2)/([.$F54]+60)" office:value-type="float" office:value="30.3157894736842" calcext:value-type="float">
            <text:p>30.3157894736842</text:p>
          </table:table-cell>
          <table:table-cell table:formula="of:=[.AC54]/[.AD5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5]+[.C55]+[.D55]+[.E55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55]+[.O55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1152" calcext:value-type="float">
            <text:p>1152</text:p>
          </table:table-cell>
          <table:table-cell table:formula="of:=((([.$F55]+8)*2)^2)/([.$F55]+60)" office:value-type="float" office:value="30.3157894736842" calcext:value-type="float">
            <text:p>30.3157894736842</text:p>
          </table:table-cell>
          <table:table-cell table:formula="of:=[.AC55]/[.AD5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6]+[.C56]+[.D56]+[.E56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6]+[.O56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6]+8)^2)/5)*10" office:value-type="float" office:value="1152" calcext:value-type="float">
            <text:p>1152</text:p>
          </table:table-cell>
          <table:table-cell table:formula="of:=((([.$F56]+8)*2)^2)/([.$F56]+60)" office:value-type="float" office:value="30.3157894736842" calcext:value-type="float">
            <text:p>30.3157894736842</text:p>
          </table:table-cell>
          <table:table-cell table:formula="of:=[.AC56]/[.AD5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7]+8)^2)/5)*10" office:value-type="float" office:value="1152" calcext:value-type="float">
            <text:p>1152</text:p>
          </table:table-cell>
          <table:table-cell table:formula="of:=((([.$F57]+8)*2)^2)/([.$F57]+60)" office:value-type="float" office:value="30.3157894736842" calcext:value-type="float">
            <text:p>30.3157894736842</text:p>
          </table:table-cell>
          <table:table-cell table:formula="of:=[.AC57]/[.AD5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8]+[.C58]+[.D58]+[.E5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8]+[.O58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58]+8)^2)/5)*10" office:value-type="float" office:value="1152" calcext:value-type="float">
            <text:p>1152</text:p>
          </table:table-cell>
          <table:table-cell table:formula="of:=((([.$F58]+8)*2)^2)/([.$F58]+60)" office:value-type="float" office:value="30.3157894736842" calcext:value-type="float">
            <text:p>30.3157894736842</text:p>
          </table:table-cell>
          <table:table-cell table:formula="of:=[.AC58]/[.AD5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9]+[.C59]+[.D59]+[.E59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9]+[.O59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9]+8)^2)/5)*10" office:value-type="float" office:value="1152" calcext:value-type="float">
            <text:p>1152</text:p>
          </table:table-cell>
          <table:table-cell table:formula="of:=((([.$F59]+8)*2)^2)/([.$F59]+60)" office:value-type="float" office:value="30.3157894736842" calcext:value-type="float">
            <text:p>30.3157894736842</text:p>
          </table:table-cell>
          <table:table-cell table:formula="of:=[.AC59]/[.AD5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60]+[.C60]+[.D60]+[.E60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60]+[.O6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152" calcext:value-type="float">
            <text:p>1152</text:p>
          </table:table-cell>
          <table:table-cell table:formula="of:=((([.$F60]+8)*2)^2)/([.$F60]+60)" office:value-type="float" office:value="30.3157894736842" calcext:value-type="float">
            <text:p>30.3157894736842</text:p>
          </table:table-cell>
          <table:table-cell table:formula="of:=[.AC60]/[.AD6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1]+[.O6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152" calcext:value-type="float">
            <text:p>1152</text:p>
          </table:table-cell>
          <table:table-cell table:formula="of:=((([.$F61]+8)*2)^2)/([.$F61]+60)" office:value-type="float" office:value="30.3157894736842" calcext:value-type="float">
            <text:p>30.3157894736842</text:p>
          </table:table-cell>
          <table:table-cell table:formula="of:=[.AC61]/[.AD6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2]+[.C62]+[.D62]+[.E62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2]+[.O62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62]+8)^2)/5)*10" office:value-type="float" office:value="1152" calcext:value-type="float">
            <text:p>1152</text:p>
          </table:table-cell>
          <table:table-cell table:formula="of:=((([.$F62]+8)*2)^2)/([.$F62]+60)" office:value-type="float" office:value="30.3157894736842" calcext:value-type="float">
            <text:p>30.3157894736842</text:p>
          </table:table-cell>
          <table:table-cell table:formula="of:=[.AC62]/[.AD6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3]+[.C63]+[.D63]+[.E63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3]+[.O63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3]+8)^2)/5)*10" office:value-type="float" office:value="1152" calcext:value-type="float">
            <text:p>1152</text:p>
          </table:table-cell>
          <table:table-cell table:formula="of:=((([.$F63]+8)*2)^2)/([.$F63]+60)" office:value-type="float" office:value="30.3157894736842" calcext:value-type="float">
            <text:p>30.3157894736842</text:p>
          </table:table-cell>
          <table:table-cell table:formula="of:=[.AC63]/[.AD6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4]+[.C64]+[.D64]+[.E64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4]+8)^2)/5)*10" office:value-type="float" office:value="1152" calcext:value-type="float">
            <text:p>1152</text:p>
          </table:table-cell>
          <table:table-cell table:formula="of:=((([.$F64]+8)*2)^2)/([.$F64]+60)" office:value-type="float" office:value="30.3157894736842" calcext:value-type="float">
            <text:p>30.3157894736842</text:p>
          </table:table-cell>
          <table:table-cell table:formula="of:=[.AC64]/[.AD6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5]+[.O65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250" calcext:value-type="float">
            <text:p>1250</text:p>
          </table:table-cell>
          <table:table-cell table:formula="of:=((([.$F65]+8)*2)^2)/([.$F65]+60)" office:value-type="float" office:value="32.4675324675325" calcext:value-type="float">
            <text:p>32.4675324675325</text:p>
          </table:table-cell>
          <table:table-cell table:formula="of:=[.AC65]/[.AD6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6]+[.C66]+[.D66]+[.E66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66]+[.O66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6]+8)^2)/5)*10" office:value-type="float" office:value="1250" calcext:value-type="float">
            <text:p>1250</text:p>
          </table:table-cell>
          <table:table-cell table:formula="of:=((([.$F66]+8)*2)^2)/([.$F66]+60)" office:value-type="float" office:value="32.4675324675325" calcext:value-type="float">
            <text:p>32.4675324675325</text:p>
          </table:table-cell>
          <table:table-cell table:formula="of:=[.AC66]/[.AD6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7]+[.C67]+[.D67]+[.E6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7]+[.O67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67]+8)^2)/5)*10" office:value-type="float" office:value="1250" calcext:value-type="float">
            <text:p>1250</text:p>
          </table:table-cell>
          <table:table-cell table:formula="of:=((([.$F67]+8)*2)^2)/([.$F67]+60)" office:value-type="float" office:value="32.4675324675325" calcext:value-type="float">
            <text:p>32.4675324675325</text:p>
          </table:table-cell>
          <table:table-cell table:formula="of:=[.AC67]/[.AD6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8]+[.C68]+[.D68]+[.E68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8]+[.O68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250" calcext:value-type="float">
            <text:p>1250</text:p>
          </table:table-cell>
          <table:table-cell table:formula="of:=((([.$F68]+8)*2)^2)/([.$F68]+60)" office:value-type="float" office:value="32.4675324675325" calcext:value-type="float">
            <text:p>32.4675324675325</text:p>
          </table:table-cell>
          <table:table-cell table:formula="of:=[.AC68]/[.AD6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9]+[.C69]+[.D69]+[.E69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9]+[.O69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250" calcext:value-type="float">
            <text:p>1250</text:p>
          </table:table-cell>
          <table:table-cell table:formula="of:=((([.$F69]+8)*2)^2)/([.$F69]+60)" office:value-type="float" office:value="32.4675324675325" calcext:value-type="float">
            <text:p>32.4675324675325</text:p>
          </table:table-cell>
          <table:table-cell table:formula="of:=[.AC69]/[.AD6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70]+[.O70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0]+8)^2)/5)*10" office:value-type="float" office:value="1250" calcext:value-type="float">
            <text:p>1250</text:p>
          </table:table-cell>
          <table:table-cell table:formula="of:=((([.$F70]+8)*2)^2)/([.$F70]+60)" office:value-type="float" office:value="32.4675324675325" calcext:value-type="float">
            <text:p>32.4675324675325</text:p>
          </table:table-cell>
          <table:table-cell table:formula="of:=[.AC70]/[.AD7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71]+[.C71]+[.D71]+[.E71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1]+8)^2)/5)*10" office:value-type="float" office:value="1250" calcext:value-type="float">
            <text:p>1250</text:p>
          </table:table-cell>
          <table:table-cell table:formula="of:=((([.$F71]+8)*2)^2)/([.$F71]+60)" office:value-type="float" office:value="32.4675324675325" calcext:value-type="float">
            <text:p>32.4675324675325</text:p>
          </table:table-cell>
          <table:table-cell table:formula="of:=[.AC71]/[.AD7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3]+[.C73]+[.D73]+[.E73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3]+[.O73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3]+8)^2)/5)*10" office:value-type="float" office:value="1250" calcext:value-type="float">
            <text:p>1250</text:p>
          </table:table-cell>
          <table:table-cell table:formula="of:=((([.$F73]+8)*2)^2)/([.$F73]+60)" office:value-type="float" office:value="32.4675324675325" calcext:value-type="float">
            <text:p>32.4675324675325</text:p>
          </table:table-cell>
          <table:table-cell table:formula="of:=[.AC73]/[.AD7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4]+[.C74]+[.D74]+[.E74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4]+[.O74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250" calcext:value-type="float">
            <text:p>1250</text:p>
          </table:table-cell>
          <table:table-cell table:formula="of:=((([.$F74]+8)*2)^2)/([.$F74]+60)" office:value-type="float" office:value="32.4675324675325" calcext:value-type="float">
            <text:p>32.4675324675325</text:p>
          </table:table-cell>
          <table:table-cell table:formula="of:=[.AC74]/[.AD7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5]+[.C75]+[.D75]+[.E7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250" calcext:value-type="float">
            <text:p>1250</text:p>
          </table:table-cell>
          <table:table-cell table:formula="of:=((([.$F75]+8)*2)^2)/([.$F75]+60)" office:value-type="float" office:value="32.4675324675325" calcext:value-type="float">
            <text:p>32.4675324675325</text:p>
          </table:table-cell>
          <table:table-cell table:formula="of:=[.AC75]/[.AD7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6]+[.C76]+[.D76]+[.E76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76]+[.O76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6]+8)^2)/5)*10" office:value-type="float" office:value="1250" calcext:value-type="float">
            <text:p>1250</text:p>
          </table:table-cell>
          <table:table-cell table:formula="of:=((([.$F76]+8)*2)^2)/([.$F76]+60)" office:value-type="float" office:value="32.4675324675325" calcext:value-type="float">
            <text:p>32.4675324675325</text:p>
          </table:table-cell>
          <table:table-cell table:formula="of:=[.AC76]/[.AD7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7]+[.C77]+[.D77]+[.E7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7]+[.O77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7]+8)^2)/5)*10" office:value-type="float" office:value="1352" calcext:value-type="float">
            <text:p>1352</text:p>
          </table:table-cell>
          <table:table-cell table:formula="of:=((([.$F77]+8)*2)^2)/([.$F77]+60)" office:value-type="float" office:value="34.6666666666667" calcext:value-type="float">
            <text:p>34.6666666666667</text:p>
          </table:table-cell>
          <table:table-cell table:formula="of:=[.AC77]/[.AD77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8]+[.C78]+[.D78]+[.E78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8]+[.O78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78]+8)^2)/5)*10" office:value-type="float" office:value="1352" calcext:value-type="float">
            <text:p>1352</text:p>
          </table:table-cell>
          <table:table-cell table:formula="of:=((([.$F78]+8)*2)^2)/([.$F78]+60)" office:value-type="float" office:value="34.6666666666667" calcext:value-type="float">
            <text:p>34.6666666666667</text:p>
          </table:table-cell>
          <table:table-cell table:formula="of:=[.AC78]/[.AD7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9]+[.O79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352" calcext:value-type="float">
            <text:p>1352</text:p>
          </table:table-cell>
          <table:table-cell table:formula="of:=((([.$F79]+8)*2)^2)/([.$F79]+60)" office:value-type="float" office:value="34.6666666666667" calcext:value-type="float">
            <text:p>34.6666666666667</text:p>
          </table:table-cell>
          <table:table-cell table:formula="of:=[.AC79]/[.AD7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0]+[.O8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80]+8)^2)/5)*10" office:value-type="float" office:value="1352" calcext:value-type="float">
            <text:p>1352</text:p>
          </table:table-cell>
          <table:table-cell table:formula="of:=((([.$F80]+8)*2)^2)/([.$F80]+60)" office:value-type="float" office:value="34.6666666666667" calcext:value-type="float">
            <text:p>34.6666666666667</text:p>
          </table:table-cell>
          <table:table-cell table:formula="of:=[.AC80]/[.AD8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1]+[.O81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2]+[.C82]+[.D82]+[.E82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2]+8)^2)/5)*10" office:value-type="float" office:value="1352" calcext:value-type="float">
            <text:p>1352</text:p>
          </table:table-cell>
          <table:table-cell table:formula="of:=((([.$F82]+8)*2)^2)/([.$F82]+60)" office:value-type="float" office:value="34.6666666666667" calcext:value-type="float">
            <text:p>34.6666666666667</text:p>
          </table:table-cell>
          <table:table-cell table:formula="of:=[.AC82]/[.AD82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3]+[.C83]+[.D83]+[.E8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3]+[.O83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3]+8)^2)/5)*10" office:value-type="float" office:value="1352" calcext:value-type="float">
            <text:p>1352</text:p>
          </table:table-cell>
          <table:table-cell table:formula="of:=((([.$F83]+8)*2)^2)/([.$F83]+60)" office:value-type="float" office:value="34.6666666666667" calcext:value-type="float">
            <text:p>34.6666666666667</text:p>
          </table:table-cell>
          <table:table-cell table:formula="of:=[.AC83]/[.AD83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4]+[.C84]+[.D84]+[.E84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4]+[.O84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352" calcext:value-type="float">
            <text:p>1352</text:p>
          </table:table-cell>
          <table:table-cell table:formula="of:=((([.$F84]+8)*2)^2)/([.$F84]+60)" office:value-type="float" office:value="34.6666666666667" calcext:value-type="float">
            <text:p>34.6666666666667</text:p>
          </table:table-cell>
          <table:table-cell table:formula="of:=[.AC84]/[.AD8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5]+[.C85]+[.D85]+[.E8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5]+[.O85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5]+8)^2)/5)*10" office:value-type="float" office:value="1458" calcext:value-type="float">
            <text:p>1458</text:p>
          </table:table-cell>
          <table:table-cell table:formula="of:=((([.$F85]+8)*2)^2)/([.$F85]+60)" office:value-type="float" office:value="36.9113924050633" calcext:value-type="float">
            <text:p>36.9113924050633</text:p>
          </table:table-cell>
          <table:table-cell table:formula="of:=[.AC85]/[.AD85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6]+[.C86]+[.D86]+[.E86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6]+[.O86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458" calcext:value-type="float">
            <text:p>1458</text:p>
          </table:table-cell>
          <table:table-cell table:formula="of:=((([.$F86]+8)*2)^2)/([.$F86]+60)" office:value-type="float" office:value="36.9113924050633" calcext:value-type="float">
            <text:p>36.9113924050633</text:p>
          </table:table-cell>
          <table:table-cell table:formula="of:=[.AC86]/[.AD8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7]+[.C87]+[.D87]+[.E87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7]+[.O87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7]+8)^2)/5)*10" office:value-type="float" office:value="1458" calcext:value-type="float">
            <text:p>1458</text:p>
          </table:table-cell>
          <table:table-cell table:formula="of:=((([.$F87]+8)*2)^2)/([.$F87]+60)" office:value-type="float" office:value="36.9113924050633" calcext:value-type="float">
            <text:p>36.9113924050633</text:p>
          </table:table-cell>
          <table:table-cell table:formula="of:=[.AC87]/[.AD8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8]+[.C88]+[.D88]+[.E88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8]+[.O88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8]+8)^2)/5)*10" office:value-type="float" office:value="1458" calcext:value-type="float">
            <text:p>1458</text:p>
          </table:table-cell>
          <table:table-cell table:formula="of:=((([.$F88]+8)*2)^2)/([.$F88]+60)" office:value-type="float" office:value="36.9113924050633" calcext:value-type="float">
            <text:p>36.9113924050633</text:p>
          </table:table-cell>
          <table:table-cell table:formula="of:=[.AC88]/[.AD8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9]+[.C89]+[.D89]+[.E8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9]+[.O89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9]+8)^2)/5)*10" office:value-type="float" office:value="1458" calcext:value-type="float">
            <text:p>1458</text:p>
          </table:table-cell>
          <table:table-cell table:formula="of:=((([.$F89]+8)*2)^2)/([.$F89]+60)" office:value-type="float" office:value="36.9113924050633" calcext:value-type="float">
            <text:p>36.9113924050633</text:p>
          </table:table-cell>
          <table:table-cell table:formula="of:=[.AC89]/[.AD8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0]+[.C90]+[.D90]+[.E9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90]+[.O90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0]+8)^2)/5)*10" office:value-type="float" office:value="1458" calcext:value-type="float">
            <text:p>1458</text:p>
          </table:table-cell>
          <table:table-cell table:formula="of:=((([.$F90]+8)*2)^2)/([.$F90]+60)" office:value-type="float" office:value="36.9113924050633" calcext:value-type="float">
            <text:p>36.9113924050633</text:p>
          </table:table-cell>
          <table:table-cell table:formula="of:=[.AC90]/[.AD9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1]+[.C91]+[.D91]+[.E9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1]+[.O91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1458" calcext:value-type="float">
            <text:p>1458</text:p>
          </table:table-cell>
          <table:table-cell table:formula="of:=((([.$F91]+8)*2)^2)/([.$F91]+60)" office:value-type="float" office:value="36.9113924050633" calcext:value-type="float">
            <text:p>36.9113924050633</text:p>
          </table:table-cell>
          <table:table-cell table:formula="of:=[.AC91]/[.AD9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2]+[.O92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2]+8)^2)/5)*10" office:value-type="float" office:value="1458" calcext:value-type="float">
            <text:p>1458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table:formula="of:=[.AC92]/[.AD9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3]+[.C93]+[.D93]+[.E93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3]+[.O93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458" calcext:value-type="float">
            <text:p>1458</text:p>
          </table:table-cell>
          <table:table-cell table:formula="of:=((([.$F93]+8)*2)^2)/([.$F93]+60)" office:value-type="float" office:value="36.9113924050633" calcext:value-type="float">
            <text:p>36.9113924050633</text:p>
          </table:table-cell>
          <table:table-cell table:formula="of:=[.AC93]/[.AD9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4]+[.C94]+[.D94]+[.E94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4]+[.O94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4]+8)^2)/5)*10" office:value-type="float" office:value="1568" calcext:value-type="float">
            <text:p>1568</text:p>
          </table:table-cell>
          <table:table-cell table:formula="of:=((([.$F94]+8)*2)^2)/([.$F94]+60)" office:value-type="float" office:value="39.2" calcext:value-type="float">
            <text:p>39.2</text:p>
          </table:table-cell>
          <table:table-cell table:formula="of:=[.AC94]/[.AD94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338" calcext:value-type="float">
            <text:p>338</text:p>
          </table:table-cell>
          <table:table-cell table:formula="of:=((([.$F95]+8)*2)^2)/([.$F95]+60)" office:value-type="float" office:value="10.4" calcext:value-type="float">
            <text:p>10.4</text:p>
          </table:table-cell>
          <table:table-cell table:formula="of:=[.AC95]/[.AD95]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6]+[.C96]+[.D96]+[.E96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6]+[.O96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6]+8)^2)/5)*10" office:value-type="float" office:value="1568" calcext:value-type="float">
            <text:p>1568</text:p>
          </table:table-cell>
          <table:table-cell table:formula="of:=((([.$F96]+8)*2)^2)/([.$F96]+60)" office:value-type="float" office:value="39.2" calcext:value-type="float">
            <text:p>39.2</text:p>
          </table:table-cell>
          <table:table-cell table:formula="of:=[.AC96]/[.AD96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7]+[.O97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7]+8)^2)/5)*10" office:value-type="float" office:value="1682" calcext:value-type="float">
            <text:p>1682</text:p>
          </table:table-cell>
          <table:table-cell table:formula="of:=((([.$F97]+8)*2)^2)/([.$F97]+60)" office:value-type="float" office:value="41.5308641975309" calcext:value-type="float">
            <text:p>41.5308641975309</text:p>
          </table:table-cell>
          <table:table-cell table:formula="of:=[.AC97]/[.AD97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8]+[.C98]+[.D98]+[.E98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8]+[.O98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682" calcext:value-type="float">
            <text:p>1682</text:p>
          </table:table-cell>
          <table:table-cell table:formula="of:=((([.$F98]+8)*2)^2)/([.$F98]+60)" office:value-type="float" office:value="41.5308641975309" calcext:value-type="float">
            <text:p>41.5308641975309</text:p>
          </table:table-cell>
          <table:table-cell table:formula="of:=[.AC98]/[.AD98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9]+[.C99]+[.D99]+[.E99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9]+[.O99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9]+8)^2)/5)*10" office:value-type="float" office:value="1682" calcext:value-type="float">
            <text:p>1682</text:p>
          </table:table-cell>
          <table:table-cell table:formula="of:=((([.$F99]+8)*2)^2)/([.$F99]+60)" office:value-type="float" office:value="41.5308641975309" calcext:value-type="float">
            <text:p>41.5308641975309</text:p>
          </table:table-cell>
          <table:table-cell table:formula="of:=[.AC99]/[.AD99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0]+[.C100]+[.D100]+[.E100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0]+[.O100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00]+8)^2)/5)*10" office:value-type="float" office:value="1682" calcext:value-type="float">
            <text:p>1682</text:p>
          </table:table-cell>
          <table:table-cell table:formula="of:=((([.$F100]+8)*2)^2)/([.$F100]+60)" office:value-type="float" office:value="41.5308641975309" calcext:value-type="float">
            <text:p>41.5308641975309</text:p>
          </table:table-cell>
          <table:table-cell table:formula="of:=[.AC100]/[.AD100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1]+[.C101]+[.D101]+[.E101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1]+[.O101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01]+8)^2)/5)*10" office:value-type="float" office:value="1800" calcext:value-type="float">
            <text:p>1800</text:p>
          </table:table-cell>
          <table:table-cell table:formula="of:=((([.$F101]+8)*2)^2)/([.$F101]+60)" office:value-type="float" office:value="43.9024390243903" calcext:value-type="float">
            <text:p>43.9024390243903</text:p>
          </table:table-cell>
          <table:table-cell table:formula="of:=[.AC101]/[.AD101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2]+[.O102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02]+8)^2)/5)*10" office:value-type="float" office:value="1800" calcext:value-type="float">
            <text:p>1800</text:p>
          </table:table-cell>
          <table:table-cell table:formula="of:=((([.$F102]+8)*2)^2)/([.$F102]+60)" office:value-type="float" office:value="43.9024390243903" calcext:value-type="float">
            <text:p>43.9024390243903</text:p>
          </table:table-cell>
          <table:table-cell table:formula="of:=[.AC102]/[.AD102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3]+[.O103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3]+8)^2)/5)*10" office:value-type="float" office:value="1922" calcext:value-type="float">
            <text:p>1922</text:p>
          </table:table-cell>
          <table:table-cell table:formula="of:=((([.$F103]+8)*2)^2)/([.$F103]+60)" office:value-type="float" office:value="46.3132530120482" calcext:value-type="float">
            <text:p>46.3132530120482</text:p>
          </table:table-cell>
          <table:table-cell table:formula="of:=[.AC103]/[.AD103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4]+[.C104]+[.D104]+[.E10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4]+[.O104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4]+8)^2)/5)*10" office:value-type="float" office:value="1922" calcext:value-type="float">
            <text:p>1922</text:p>
          </table:table-cell>
          <table:table-cell table:formula="of:=((([.$F104]+8)*2)^2)/([.$F104]+60)" office:value-type="float" office:value="46.3132530120482" calcext:value-type="float">
            <text:p>46.3132530120482</text:p>
          </table:table-cell>
          <table:table-cell table:formula="of:=[.AC104]/[.AD104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5]+[.C105]+[.D105]+[.E105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5]+[.O105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5]+8)^2)/5)*10" office:value-type="float" office:value="2048" calcext:value-type="float">
            <text:p>2048</text:p>
          </table:table-cell>
          <table:table-cell table:formula="of:=((([.$F105]+8)*2)^2)/([.$F105]+60)" office:value-type="float" office:value="48.7619047619048" calcext:value-type="float">
            <text:p>48.7619047619048</text:p>
          </table:table-cell>
          <table:table-cell table:formula="of:=[.AC105]/[.AD105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06]+[.C106]+[.D106]+[.E106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06]+[.O106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6]+8)^2)/5)*10" office:value-type="float" office:value="2178" calcext:value-type="float">
            <text:p>2178</text:p>
          </table:table-cell>
          <table:table-cell table:formula="of:=((([.$F106]+8)*2)^2)/([.$F106]+60)" office:value-type="float" office:value="51.2470588235294" calcext:value-type="float">
            <text:p>51.2470588235294</text:p>
          </table:table-cell>
          <table:table-cell table:formula="of:=[.AC106]/[.AD106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7]+[.C107]+[.D107]+[.E107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07]+[.O107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7]+8)^2)/5)*10" office:value-type="float" office:value="1352" calcext:value-type="float">
            <text:p>1352</text:p>
          </table:table-cell>
          <table:table-cell table:formula="of:=((([.$F107]+8)*2)^2)/([.$F107]+60)" office:value-type="float" office:value="34.6666666666667" calcext:value-type="float">
            <text:p>34.6666666666667</text:p>
          </table:table-cell>
          <table:table-cell table:formula="of:=[.AC107]/[.AD107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8]+[.C108]+[.D108]+[.E108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352" calcext:value-type="float">
            <text:p>1352</text:p>
          </table:table-cell>
          <table:table-cell table:formula="of:=((([.$F108]+8)*2)^2)/([.$F108]+60)" office:value-type="float" office:value="34.6666666666667" calcext:value-type="float">
            <text:p>34.6666666666667</text:p>
          </table:table-cell>
          <table:table-cell table:formula="of:=[.AC108]/[.AD108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9]+[.C109]+[.D109]+[.E109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09]+[.O109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9]+8)^2)/5)*10" office:value-type="float" office:value="1458" calcext:value-type="float">
            <text:p>1458</text:p>
          </table:table-cell>
          <table:table-cell table:formula="of:=((([.$F109]+8)*2)^2)/([.$F109]+60)" office:value-type="float" office:value="36.9113924050633" calcext:value-type="float">
            <text:p>36.9113924050633</text:p>
          </table:table-cell>
          <table:table-cell table:formula="of:=[.AC109]/[.AD109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0]+[.C110]+[.D110]+[.E11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0]+[.O110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0]+8)^2)/5)*10" office:value-type="float" office:value="1458" calcext:value-type="float">
            <text:p>1458</text:p>
          </table:table-cell>
          <table:table-cell table:formula="of:=((([.$F110]+8)*2)^2)/([.$F110]+60)" office:value-type="float" office:value="36.9113924050633" calcext:value-type="float">
            <text:p>36.9113924050633</text:p>
          </table:table-cell>
          <table:table-cell table:formula="of:=[.AC110]/[.AD11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1]+[.C111]+[.D111]+[.E111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458" calcext:value-type="float">
            <text:p>1458</text:p>
          </table:table-cell>
          <table:table-cell table:formula="of:=((([.$F111]+8)*2)^2)/([.$F111]+60)" office:value-type="float" office:value="36.9113924050633" calcext:value-type="float">
            <text:p>36.9113924050633</text:p>
          </table:table-cell>
          <table:table-cell table:formula="of:=[.AC111]/[.AD111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2]+[.C112]+[.D112]+[.E11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2]+[.O112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458" calcext:value-type="float">
            <text:p>1458</text:p>
          </table:table-cell>
          <table:table-cell table:formula="of:=((([.$F112]+8)*2)^2)/([.$F112]+60)" office:value-type="float" office:value="36.9113924050633" calcext:value-type="float">
            <text:p>36.9113924050633</text:p>
          </table:table-cell>
          <table:table-cell table:formula="of:=[.AC112]/[.AD112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3]+[.C113]+[.D113]+[.E113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3]+[.O113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3]+8)^2)/5)*10" office:value-type="float" office:value="1458" calcext:value-type="float">
            <text:p>1458</text:p>
          </table:table-cell>
          <table:table-cell table:formula="of:=((([.$F113]+8)*2)^2)/([.$F113]+60)" office:value-type="float" office:value="36.9113924050633" calcext:value-type="float">
            <text:p>36.9113924050633</text:p>
          </table:table-cell>
          <table:table-cell table:formula="of:=[.AC113]/[.AD113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568" calcext:value-type="float">
            <text:p>1568</text:p>
          </table:table-cell>
          <table:table-cell table:formula="of:=((([.$F114]+8)*2)^2)/([.$F114]+60)" office:value-type="float" office:value="39.2" calcext:value-type="float">
            <text:p>39.2</text:p>
          </table:table-cell>
          <table:table-cell table:formula="of:=[.AC114]/[.AD114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5]+[.C115]+[.D115]+[.E11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5]+[.O115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568" calcext:value-type="float">
            <text:p>1568</text:p>
          </table:table-cell>
          <table:table-cell table:formula="of:=((([.$F115]+8)*2)^2)/([.$F115]+60)" office:value-type="float" office:value="39.2" calcext:value-type="float">
            <text:p>39.2</text:p>
          </table:table-cell>
          <table:table-cell table:formula="of:=[.AC115]/[.AD11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6]+[.C116]+[.D116]+[.E116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16]+[.O116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6]+8)^2)/5)*10" office:value-type="float" office:value="1568" calcext:value-type="float">
            <text:p>1568</text:p>
          </table:table-cell>
          <table:table-cell table:formula="of:=((([.$F116]+8)*2)^2)/([.$F116]+60)" office:value-type="float" office:value="39.2" calcext:value-type="float">
            <text:p>39.2</text:p>
          </table:table-cell>
          <table:table-cell table:formula="of:=[.AC116]/[.AD11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7]+[.O117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7]+8)^2)/5)*10" office:value-type="float" office:value="1568" calcext:value-type="float">
            <text:p>1568</text:p>
          </table:table-cell>
          <table:table-cell table:formula="of:=((([.$F117]+8)*2)^2)/([.$F117]+60)" office:value-type="float" office:value="39.2" calcext:value-type="float">
            <text:p>39.2</text:p>
          </table:table-cell>
          <table:table-cell table:formula="of:=[.AC117]/[.AD11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8]+[.C118]+[.D118]+[.E118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18]+[.O118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8]+8)^2)/5)*10" office:value-type="float" office:value="1568" calcext:value-type="float">
            <text:p>1568</text:p>
          </table:table-cell>
          <table:table-cell table:formula="of:=((([.$F118]+8)*2)^2)/([.$F118]+60)" office:value-type="float" office:value="39.2" calcext:value-type="float">
            <text:p>39.2</text:p>
          </table:table-cell>
          <table:table-cell table:formula="of:=[.AC118]/[.AD11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9]+[.C119]+[.D119]+[.E119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9]+[.O119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9]+8)^2)/5)*10" office:value-type="float" office:value="1568" calcext:value-type="float">
            <text:p>1568</text:p>
          </table:table-cell>
          <table:table-cell table:formula="of:=((([.$F119]+8)*2)^2)/([.$F119]+60)" office:value-type="float" office:value="39.2" calcext:value-type="float">
            <text:p>39.2</text:p>
          </table:table-cell>
          <table:table-cell table:formula="of:=[.AC119]/[.AD119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0]+[.C120]+[.D120]+[.E120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0]+[.O120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0]+8)^2)/5)*10" office:value-type="float" office:value="1568" calcext:value-type="float">
            <text:p>1568</text:p>
          </table:table-cell>
          <table:table-cell table:formula="of:=((([.$F120]+8)*2)^2)/([.$F120]+60)" office:value-type="float" office:value="39.2" calcext:value-type="float">
            <text:p>39.2</text:p>
          </table:table-cell>
          <table:table-cell table:formula="of:=[.AC120]/[.AD12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1]+[.O121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1]+8)^2)/5)*10" office:value-type="float" office:value="1568" calcext:value-type="float">
            <text:p>1568</text:p>
          </table:table-cell>
          <table:table-cell table:formula="of:=((([.$F121]+8)*2)^2)/([.$F121]+60)" office:value-type="float" office:value="39.2" calcext:value-type="float">
            <text:p>39.2</text:p>
          </table:table-cell>
          <table:table-cell table:formula="of:=[.AC121]/[.AD12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2]+[.C122]+[.D122]+[.E122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2]+[.O122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2]+8)^2)/5)*10" office:value-type="float" office:value="1682" calcext:value-type="float">
            <text:p>1682</text:p>
          </table:table-cell>
          <table:table-cell table:formula="of:=((([.$F122]+8)*2)^2)/([.$F122]+60)" office:value-type="float" office:value="41.5308641975309" calcext:value-type="float">
            <text:p>41.5308641975309</text:p>
          </table:table-cell>
          <table:table-cell table:formula="of:=[.AC122]/[.AD122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3]+[.C123]+[.D123]+[.E123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3]+[.O123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682" calcext:value-type="float">
            <text:p>1682</text:p>
          </table:table-cell>
          <table:table-cell table:formula="of:=((([.$F123]+8)*2)^2)/([.$F123]+60)" office:value-type="float" office:value="41.5308641975309" calcext:value-type="float">
            <text:p>41.5308641975309</text:p>
          </table:table-cell>
          <table:table-cell table:formula="of:=[.AC123]/[.AD123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4]+[.C124]+[.D124]+[.E124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682" calcext:value-type="float">
            <text:p>1682</text:p>
          </table:table-cell>
          <table:table-cell table:formula="of:=((([.$F124]+8)*2)^2)/([.$F124]+60)" office:value-type="float" office:value="41.5308641975309" calcext:value-type="float">
            <text:p>41.5308641975309</text:p>
          </table:table-cell>
          <table:table-cell table:formula="of:=[.AC124]/[.AD124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5]+[.C125]+[.D125]+[.E125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5]+[.O125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5]+8)^2)/5)*10" office:value-type="float" office:value="1682" calcext:value-type="float">
            <text:p>1682</text:p>
          </table:table-cell>
          <table:table-cell table:formula="of:=((([.$F125]+8)*2)^2)/([.$F125]+60)" office:value-type="float" office:value="41.5308641975309" calcext:value-type="float">
            <text:p>41.5308641975309</text:p>
          </table:table-cell>
          <table:table-cell table:formula="of:=[.AC125]/[.AD125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6]+[.C126]+[.D126]+[.E126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6]+[.O126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6]+8)^2)/5)*10" office:value-type="float" office:value="1682" calcext:value-type="float">
            <text:p>1682</text:p>
          </table:table-cell>
          <table:table-cell table:formula="of:=((([.$F126]+8)*2)^2)/([.$F126]+60)" office:value-type="float" office:value="41.5308641975309" calcext:value-type="float">
            <text:p>41.5308641975309</text:p>
          </table:table-cell>
          <table:table-cell table:formula="of:=[.AC126]/[.AD126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7]+[.C127]+[.D127]+[.E127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7]+[.O127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7]+8)^2)/5)*10" office:value-type="float" office:value="1800" calcext:value-type="float">
            <text:p>1800</text:p>
          </table:table-cell>
          <table:table-cell table:formula="of:=((([.$F127]+8)*2)^2)/([.$F127]+60)" office:value-type="float" office:value="43.9024390243903" calcext:value-type="float">
            <text:p>43.9024390243903</text:p>
          </table:table-cell>
          <table:table-cell table:formula="of:=[.AC127]/[.AD12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8]+[.C128]+[.D128]+[.E12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8]+[.O128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1800" calcext:value-type="float">
            <text:p>1800</text:p>
          </table:table-cell>
          <table:table-cell table:formula="of:=((([.$F128]+8)*2)^2)/([.$F128]+60)" office:value-type="float" office:value="43.9024390243903" calcext:value-type="float">
            <text:p>43.9024390243903</text:p>
          </table:table-cell>
          <table:table-cell table:formula="of:=[.AC128]/[.AD12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9]+[.C129]+[.D129]+[.E12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9]+[.O129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9]+8)^2)/5)*10" office:value-type="float" office:value="1800" calcext:value-type="float">
            <text:p>1800</text:p>
          </table:table-cell>
          <table:table-cell table:formula="of:=((([.$F129]+8)*2)^2)/([.$F129]+60)" office:value-type="float" office:value="43.9024390243903" calcext:value-type="float">
            <text:p>43.9024390243903</text:p>
          </table:table-cell>
          <table:table-cell table:formula="of:=[.AC129]/[.AD12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30]+[.C130]+[.D130]+[.E130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0]+8)^2)/5)*10" office:value-type="float" office:value="1800" calcext:value-type="float">
            <text:p>1800</text:p>
          </table:table-cell>
          <table:table-cell table:formula="of:=((([.$F130]+8)*2)^2)/([.$F130]+60)" office:value-type="float" office:value="43.9024390243903" calcext:value-type="float">
            <text:p>43.9024390243903</text:p>
          </table:table-cell>
          <table:table-cell table:formula="of:=[.AC130]/[.AD13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1]+[.C131]+[.D131]+[.E13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800" calcext:value-type="float">
            <text:p>1800</text:p>
          </table:table-cell>
          <table:table-cell table:formula="of:=((([.$F131]+8)*2)^2)/([.$F131]+60)" office:value-type="float" office:value="43.9024390243903" calcext:value-type="float">
            <text:p>43.9024390243903</text:p>
          </table:table-cell>
          <table:table-cell table:formula="of:=[.AC131]/[.AD13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32]+[.O132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2]+8)^2)/5)*10" office:value-type="float" office:value="1800" calcext:value-type="float">
            <text:p>1800</text:p>
          </table:table-cell>
          <table:table-cell table:formula="of:=((([.$F132]+8)*2)^2)/([.$F132]+60)" office:value-type="float" office:value="43.9024390243903" calcext:value-type="float">
            <text:p>43.9024390243903</text:p>
          </table:table-cell>
          <table:table-cell table:formula="of:=[.AC132]/[.AD13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3]+[.O133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33]+8)^2)/5)*10" office:value-type="float" office:value="1800" calcext:value-type="float">
            <text:p>1800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table:formula="of:=[.AC133]/[.AD13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4]+[.O134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5]+[.C135]+[.D135]+[.E135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5]+[.O135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5]+8)^2)/5)*10" office:value-type="float" office:value="1800" calcext:value-type="float">
            <text:p>1800</text:p>
          </table:table-cell>
          <table:table-cell table:formula="of:=((([.$F135]+8)*2)^2)/([.$F135]+60)" office:value-type="float" office:value="43.9024390243903" calcext:value-type="float">
            <text:p>43.9024390243903</text:p>
          </table:table-cell>
          <table:table-cell table:formula="of:=[.AC135]/[.AD13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6]+[.C136]+[.D136]+[.E136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6]+8)^2)/5)*10" office:value-type="float" office:value="1800" calcext:value-type="float">
            <text:p>1800</text:p>
          </table:table-cell>
          <table:table-cell table:formula="of:=((([.$F136]+8)*2)^2)/([.$F136]+60)" office:value-type="float" office:value="43.9024390243903" calcext:value-type="float">
            <text:p>43.9024390243903</text:p>
          </table:table-cell>
          <table:table-cell table:formula="of:=[.AC136]/[.AD13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800" calcext:value-type="float">
            <text:p>1800</text:p>
          </table:table-cell>
          <table:table-cell table:formula="of:=((([.$F137]+8)*2)^2)/([.$F137]+60)" office:value-type="float" office:value="43.9024390243903" calcext:value-type="float">
            <text:p>43.9024390243903</text:p>
          </table:table-cell>
          <table:table-cell table:formula="of:=[.AC137]/[.AD13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8]+[.C138]+[.D138]+[.E13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38]+8)^2)/5)*10" office:value-type="float" office:value="1800" calcext:value-type="float">
            <text:p>1800</text:p>
          </table:table-cell>
          <table:table-cell table:formula="of:=((([.$F138]+8)*2)^2)/([.$F138]+60)" office:value-type="float" office:value="43.9024390243903" calcext:value-type="float">
            <text:p>43.9024390243903</text:p>
          </table:table-cell>
          <table:table-cell table:formula="of:=[.AC138]/[.AD13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9]+[.C139]+[.D139]+[.E139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9]+[.O139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1800" calcext:value-type="float">
            <text:p>1800</text:p>
          </table:table-cell>
          <table:table-cell table:formula="of:=((([.$F139]+8)*2)^2)/([.$F139]+60)" office:value-type="float" office:value="43.9024390243903" calcext:value-type="float">
            <text:p>43.9024390243903</text:p>
          </table:table-cell>
          <table:table-cell table:formula="of:=[.AC139]/[.AD13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0]+[.C140]+[.D140]+[.E140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0]+[.O140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0]+8)^2)/5)*10" office:value-type="float" office:value="1800" calcext:value-type="float">
            <text:p>1800</text:p>
          </table:table-cell>
          <table:table-cell table:formula="of:=((([.$F140]+8)*2)^2)/([.$F140]+60)" office:value-type="float" office:value="43.9024390243903" calcext:value-type="float">
            <text:p>43.9024390243903</text:p>
          </table:table-cell>
          <table:table-cell table:formula="of:=[.AC140]/[.AD14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1]+[.C141]+[.D141]+[.E14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1]+[.O141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800" calcext:value-type="float">
            <text:p>1800</text:p>
          </table:table-cell>
          <table:table-cell table:formula="of:=((([.$F141]+8)*2)^2)/([.$F141]+60)" office:value-type="float" office:value="43.9024390243903" calcext:value-type="float">
            <text:p>43.9024390243903</text:p>
          </table:table-cell>
          <table:table-cell table:formula="of:=[.AC141]/[.AD14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2]+[.C142]+[.D142]+[.E142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2]+[.O142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42]+8)^2)/5)*10" office:value-type="float" office:value="1922" calcext:value-type="float">
            <text:p>1922</text:p>
          </table:table-cell>
          <table:table-cell table:formula="of:=((([.$F142]+8)*2)^2)/([.$F142]+60)" office:value-type="float" office:value="46.3132530120482" calcext:value-type="float">
            <text:p>46.3132530120482</text:p>
          </table:table-cell>
          <table:table-cell table:formula="of:=[.AC142]/[.AD14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3]+[.C143]+[.D143]+[.E143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3]+[.O143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3]+8)^2)/5)*10" office:value-type="float" office:value="1922" calcext:value-type="float">
            <text:p>1922</text:p>
          </table:table-cell>
          <table:table-cell table:formula="of:=((([.$F143]+8)*2)^2)/([.$F143]+60)" office:value-type="float" office:value="46.3132530120482" calcext:value-type="float">
            <text:p>46.3132530120482</text:p>
          </table:table-cell>
          <table:table-cell table:formula="of:=[.AC143]/[.AD14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4]+[.C144]+[.D144]+[.E144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4]+[.O144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4]+8)^2)/5)*10" office:value-type="float" office:value="1922" calcext:value-type="float">
            <text:p>1922</text:p>
          </table:table-cell>
          <table:table-cell table:formula="of:=((([.$F144]+8)*2)^2)/([.$F144]+60)" office:value-type="float" office:value="46.3132530120482" calcext:value-type="float">
            <text:p>46.3132530120482</text:p>
          </table:table-cell>
          <table:table-cell table:formula="of:=[.AC144]/[.AD144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5]+[.O145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922" calcext:value-type="float">
            <text:p>1922</text:p>
          </table:table-cell>
          <table:table-cell table:formula="of:=((([.$F145]+8)*2)^2)/([.$F145]+60)" office:value-type="float" office:value="46.3132530120482" calcext:value-type="float">
            <text:p>46.3132530120482</text:p>
          </table:table-cell>
          <table:table-cell table:formula="of:=[.AC145]/[.AD14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6]+[.C146]+[.D146]+[.E146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46]+[.O146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6]+8)^2)/5)*10" office:value-type="float" office:value="1922" calcext:value-type="float">
            <text:p>1922</text:p>
          </table:table-cell>
          <table:table-cell table:formula="of:=((([.$F146]+8)*2)^2)/([.$F146]+60)" office:value-type="float" office:value="46.3132530120482" calcext:value-type="float">
            <text:p>46.3132530120482</text:p>
          </table:table-cell>
          <table:table-cell table:formula="of:=[.AC146]/[.AD146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8]+[.C148]+[.D148]+[.E148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8]+[.O148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8]+8)^2)/5)*10" office:value-type="float" office:value="1922" calcext:value-type="float">
            <text:p>1922</text:p>
          </table:table-cell>
          <table:table-cell table:formula="of:=((([.$F148]+8)*2)^2)/([.$F148]+60)" office:value-type="float" office:value="46.3132530120482" calcext:value-type="float">
            <text:p>46.3132530120482</text:p>
          </table:table-cell>
          <table:table-cell table:formula="of:=[.AC148]/[.AD14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9]+[.O149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49]+8)^2)/5)*10" office:value-type="float" office:value="1922" calcext:value-type="float">
            <text:p>1922</text:p>
          </table:table-cell>
          <table:table-cell table:formula="of:=((([.$F149]+8)*2)^2)/([.$F149]+60)" office:value-type="float" office:value="46.3132530120482" calcext:value-type="float">
            <text:p>46.3132530120482</text:p>
          </table:table-cell>
          <table:table-cell table:formula="of:=[.AC149]/[.AD14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50]+[.O150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1922" calcext:value-type="float">
            <text:p>1922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table:formula="of:=[.AC150]/[.AD150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51]+[.C151]+[.D151]+[.E151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1]+[.O151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51]+8)^2)/5)*10" office:value-type="float" office:value="2048" calcext:value-type="float">
            <text:p>2048</text:p>
          </table:table-cell>
          <table:table-cell table:formula="of:=((([.$F151]+8)*2)^2)/([.$F151]+60)" office:value-type="float" office:value="48.7619047619048" calcext:value-type="float">
            <text:p>48.7619047619048</text:p>
          </table:table-cell>
          <table:table-cell table:formula="of:=[.AC151]/[.AD15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52]+[.C152]+[.D152]+[.E152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2]+[.O152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2048" calcext:value-type="float">
            <text:p>2048</text:p>
          </table:table-cell>
          <table:table-cell table:formula="of:=((([.$F152]+8)*2)^2)/([.$F152]+60)" office:value-type="float" office:value="48.7619047619048" calcext:value-type="float">
            <text:p>48.7619047619048</text:p>
          </table:table-cell>
          <table:table-cell table:formula="of:=[.AC152]/[.AD15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3]+[.C153]+[.D153]+[.E15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3]+[.O153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048" calcext:value-type="float">
            <text:p>2048</text:p>
          </table:table-cell>
          <table:table-cell table:formula="of:=((([.$F153]+8)*2)^2)/([.$F153]+60)" office:value-type="float" office:value="48.7619047619048" calcext:value-type="float">
            <text:p>48.7619047619048</text:p>
          </table:table-cell>
          <table:table-cell table:formula="of:=[.AC153]/[.AD15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4]+[.C154]+[.D154]+[.E154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4]+[.O154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4]+8)^2)/5)*10" office:value-type="float" office:value="2048" calcext:value-type="float">
            <text:p>2048</text:p>
          </table:table-cell>
          <table:table-cell table:formula="of:=((([.$F154]+8)*2)^2)/([.$F154]+60)" office:value-type="float" office:value="48.7619047619048" calcext:value-type="float">
            <text:p>48.7619047619048</text:p>
          </table:table-cell>
          <table:table-cell table:formula="of:=[.AC154]/[.AD1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5]+[.C155]+[.D155]+[.E155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5]+[.O155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5]+8)^2)/5)*10" office:value-type="float" office:value="2048" calcext:value-type="float">
            <text:p>2048</text:p>
          </table:table-cell>
          <table:table-cell table:formula="of:=((([.$F155]+8)*2)^2)/([.$F155]+60)" office:value-type="float" office:value="48.7619047619048" calcext:value-type="float">
            <text:p>48.7619047619048</text:p>
          </table:table-cell>
          <table:table-cell table:formula="of:=[.AC155]/[.AD15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56]+[.C156]+[.D156]+[.E156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56]+[.O156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6]+8)^2)/5)*10" office:value-type="float" office:value="2048" calcext:value-type="float">
            <text:p>2048</text:p>
          </table:table-cell>
          <table:table-cell table:formula="of:=((([.$F156]+8)*2)^2)/([.$F156]+60)" office:value-type="float" office:value="48.7619047619048" calcext:value-type="float">
            <text:p>48.7619047619048</text:p>
          </table:table-cell>
          <table:table-cell table:formula="of:=[.AC156]/[.AD15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7]+[.C157]+[.D157]+[.E15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7]+[.O157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57]+8)^2)/5)*10" office:value-type="float" office:value="2048" calcext:value-type="float">
            <text:p>2048</text:p>
          </table:table-cell>
          <table:table-cell table:formula="of:=((([.$F157]+8)*2)^2)/([.$F157]+60)" office:value-type="float" office:value="48.7619047619048" calcext:value-type="float">
            <text:p>48.7619047619048</text:p>
          </table:table-cell>
          <table:table-cell table:formula="of:=[.AC157]/[.AD15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8]+[.C158]+[.D158]+[.E158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8]+[.O158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048" calcext:value-type="float">
            <text:p>2048</text:p>
          </table:table-cell>
          <table:table-cell table:formula="of:=((([.$F158]+8)*2)^2)/([.$F158]+60)" office:value-type="float" office:value="48.7619047619048" calcext:value-type="float">
            <text:p>48.7619047619048</text:p>
          </table:table-cell>
          <table:table-cell table:formula="of:=[.AC158]/[.AD15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9]+[.O159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0]+[.C160]+[.D160]+[.E16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0]+[.O160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0]+8)^2)/5)*10" office:value-type="float" office:value="2048" calcext:value-type="float">
            <text:p>2048</text:p>
          </table:table-cell>
          <table:table-cell table:formula="of:=((([.$F160]+8)*2)^2)/([.$F160]+60)" office:value-type="float" office:value="48.7619047619048" calcext:value-type="float">
            <text:p>48.7619047619048</text:p>
          </table:table-cell>
          <table:table-cell table:formula="of:=[.AC160]/[.AD16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1]+8)^2)/5)*10" office:value-type="float" office:value="2048" calcext:value-type="float">
            <text:p>2048</text:p>
          </table:table-cell>
          <table:table-cell table:formula="of:=((([.$F161]+8)*2)^2)/([.$F161]+60)" office:value-type="float" office:value="48.7619047619048" calcext:value-type="float">
            <text:p>48.7619047619048</text:p>
          </table:table-cell>
          <table:table-cell table:formula="of:=[.AC161]/[.AD16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62]+[.C162]+[.D162]+[.E162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2]+[.O162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2]+8)^2)/5)*10" office:value-type="float" office:value="2048" calcext:value-type="float">
            <text:p>2048</text:p>
          </table:table-cell>
          <table:table-cell table:formula="of:=((([.$F162]+8)*2)^2)/([.$F162]+60)" office:value-type="float" office:value="48.7619047619048" calcext:value-type="float">
            <text:p>48.7619047619048</text:p>
          </table:table-cell>
          <table:table-cell table:formula="of:=[.AC162]/[.AD16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63]+[.C163]+[.D163]+[.E163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3]+[.O163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2178" calcext:value-type="float">
            <text:p>2178</text:p>
          </table:table-cell>
          <table:table-cell table:formula="of:=((([.$F163]+8)*2)^2)/([.$F163]+60)" office:value-type="float" office:value="51.2470588235294" calcext:value-type="float">
            <text:p>51.2470588235294</text:p>
          </table:table-cell>
          <table:table-cell table:formula="of:=[.AC163]/[.AD163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4]+[.C164]+[.D164]+[.E164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64]+[.O164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178" calcext:value-type="float">
            <text:p>2178</text:p>
          </table:table-cell>
          <table:table-cell table:formula="of:=((([.$F164]+8)*2)^2)/([.$F164]+60)" office:value-type="float" office:value="51.2470588235294" calcext:value-type="float">
            <text:p>51.2470588235294</text:p>
          </table:table-cell>
          <table:table-cell table:formula="of:=[.AC164]/[.AD164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Mounted Skirmish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5]+[.C165]+[.D165]+[.E165]-23" office:value-type="float" office:value="23" calcext:value-type="float">
            <text:p>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5]+[.O165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5]+8)^2)/5)*10" office:value-type="float" office:value="1922" calcext:value-type="float">
            <text:p>1922</text:p>
          </table:table-cell>
          <table:table-cell table:formula="of:=((([.$F165]+8)*2)^2)/([.$F165]+60)" office:value-type="float" office:value="46.3132530120482" calcext:value-type="float">
            <text:p>46.3132530120482</text:p>
          </table:table-cell>
          <table:table-cell table:formula="of:=[.AC165]/[.AD16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6]+[.C166]+[.D166]+[.E166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6]+[.O166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6]+8)^2)/5)*10" office:value-type="float" office:value="2178" calcext:value-type="float">
            <text:p>2178</text:p>
          </table:table-cell>
          <table:table-cell table:formula="of:=((([.$F166]+8)*2)^2)/([.$F166]+60)" office:value-type="float" office:value="51.2470588235294" calcext:value-type="float">
            <text:p>51.2470588235294</text:p>
          </table:table-cell>
          <table:table-cell table:formula="of:=[.AC166]/[.AD166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7]+[.C167]+[.D167]+[.E16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7]+[.O167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7]+8)^2)/5)*10" office:value-type="float" office:value="2178" calcext:value-type="float">
            <text:p>2178</text:p>
          </table:table-cell>
          <table:table-cell table:formula="of:=((([.$F167]+8)*2)^2)/([.$F167]+60)" office:value-type="float" office:value="51.2470588235294" calcext:value-type="float">
            <text:p>51.2470588235294</text:p>
          </table:table-cell>
          <table:table-cell table:formula="of:=[.AC167]/[.AD167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8]+[.C168]+[.D168]+[.E168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8]+[.O168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8]+8)^2)/5)*10" office:value-type="float" office:value="2312" calcext:value-type="float">
            <text:p>2312</text:p>
          </table:table-cell>
          <table:table-cell table:formula="of:=((([.$F168]+8)*2)^2)/([.$F168]+60)" office:value-type="float" office:value="53.7674418604651" calcext:value-type="float">
            <text:p>53.7674418604651</text:p>
          </table:table-cell>
          <table:table-cell table:formula="of:=[.AC168]/[.AD168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9]+[.C169]+[.D169]+[.E169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9]+[.O169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2312" calcext:value-type="float">
            <text:p>2312</text:p>
          </table:table-cell>
          <table:table-cell table:formula="of:=((([.$F169]+8)*2)^2)/([.$F169]+60)" office:value-type="float" office:value="53.7674418604651" calcext:value-type="float">
            <text:p>53.7674418604651</text:p>
          </table:table-cell>
          <table:table-cell table:formula="of:=[.AC169]/[.AD169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0]+[.C170]+[.D170]+[.E170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0]+[.O170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0]+8)^2)/5)*10" office:value-type="float" office:value="2312" calcext:value-type="float">
            <text:p>2312</text:p>
          </table:table-cell>
          <table:table-cell table:formula="of:=((([.$F170]+8)*2)^2)/([.$F170]+60)" office:value-type="float" office:value="53.7674418604651" calcext:value-type="float">
            <text:p>53.7674418604651</text:p>
          </table:table-cell>
          <table:table-cell table:formula="of:=[.AC170]/[.AD170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1]+[.C171]+[.D171]+[.E171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1]+[.O171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1]+8)^2)/5)*10" office:value-type="float" office:value="2312" calcext:value-type="float">
            <text:p>2312</text:p>
          </table:table-cell>
          <table:table-cell table:formula="of:=((([.$F171]+8)*2)^2)/([.$F171]+60)" office:value-type="float" office:value="53.7674418604651" calcext:value-type="float">
            <text:p>53.7674418604651</text:p>
          </table:table-cell>
          <table:table-cell table:formula="of:=[.AC171]/[.AD171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2]+[.C172]+[.D172]+[.E172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2]+[.O172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72]+8)^2)/5)*10" office:value-type="float" office:value="2312" calcext:value-type="float">
            <text:p>2312</text:p>
          </table:table-cell>
          <table:table-cell table:formula="of:=((([.$F172]+8)*2)^2)/([.$F172]+60)" office:value-type="float" office:value="53.7674418604651" calcext:value-type="float">
            <text:p>53.7674418604651</text:p>
          </table:table-cell>
          <table:table-cell table:formula="of:=[.AC172]/[.AD172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3]+[.C173]+[.D173]+[.E17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3]+[.O173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3]+8)^2)/5)*10" office:value-type="float" office:value="2450" calcext:value-type="float">
            <text:p>2450</text:p>
          </table:table-cell>
          <table:table-cell table:formula="of:=((([.$F173]+8)*2)^2)/([.$F173]+60)" office:value-type="float" office:value="56.3218390804598" calcext:value-type="float">
            <text:p>56.3218390804598</text:p>
          </table:table-cell>
          <table:table-cell table:formula="of:=[.AC173]/[.AD173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4]+[.C174]+[.D174]+[.E174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4]+[.O174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4]+8)^2)/5)*10" office:value-type="float" office:value="2450" calcext:value-type="float">
            <text:p>2450</text:p>
          </table:table-cell>
          <table:table-cell table:formula="of:=((([.$F174]+8)*2)^2)/([.$F174]+60)" office:value-type="float" office:value="56.3218390804598" calcext:value-type="float">
            <text:p>56.3218390804598</text:p>
          </table:table-cell>
          <table:table-cell table:formula="of:=[.AC174]/[.AD17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5]+[.C175]+[.D175]+[.E175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5]+[.O175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5]+8)^2)/5)*10" office:value-type="float" office:value="2450" calcext:value-type="float">
            <text:p>2450</text:p>
          </table:table-cell>
          <table:table-cell table:formula="of:=((([.$F175]+8)*2)^2)/([.$F175]+60)" office:value-type="float" office:value="56.3218390804598" calcext:value-type="float">
            <text:p>56.3218390804598</text:p>
          </table:table-cell>
          <table:table-cell table:formula="of:=[.AC175]/[.AD175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6]+[.C176]+[.D176]+[.E176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6]+8)^2)/5)*10" office:value-type="float" office:value="2450" calcext:value-type="float">
            <text:p>2450</text:p>
          </table:table-cell>
          <table:table-cell table:formula="of:=((([.$F176]+8)*2)^2)/([.$F176]+60)" office:value-type="float" office:value="56.3218390804598" calcext:value-type="float">
            <text:p>56.3218390804598</text:p>
          </table:table-cell>
          <table:table-cell table:formula="of:=[.AC176]/[.AD176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7]+[.C177]+[.D177]+[.E177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7]+[.O177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77]+8)^2)/5)*10" office:value-type="float" office:value="2450" calcext:value-type="float">
            <text:p>2450</text:p>
          </table:table-cell>
          <table:table-cell table:formula="of:=((([.$F177]+8)*2)^2)/([.$F177]+60)" office:value-type="float" office:value="56.3218390804598" calcext:value-type="float">
            <text:p>56.3218390804598</text:p>
          </table:table-cell>
          <table:table-cell table:formula="of:=[.AC177]/[.AD177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8]+[.C178]+[.D178]+[.E178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8]+[.O178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8]+8)^2)/5)*10" office:value-type="float" office:value="2450" calcext:value-type="float">
            <text:p>2450</text:p>
          </table:table-cell>
          <table:table-cell table:formula="of:=((([.$F178]+8)*2)^2)/([.$F178]+60)" office:value-type="float" office:value="56.3218390804598" calcext:value-type="float">
            <text:p>56.3218390804598</text:p>
          </table:table-cell>
          <table:table-cell table:formula="of:=[.AC178]/[.AD178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9]+[.C179]+[.D179]+[.E179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9]+[.O179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9]+8)^2)/5)*10" office:value-type="float" office:value="2592" calcext:value-type="float">
            <text:p>2592</text:p>
          </table:table-cell>
          <table:table-cell table:formula="of:=((([.$F179]+8)*2)^2)/([.$F179]+60)" office:value-type="float" office:value="58.9090909090909" calcext:value-type="float">
            <text:p>58.9090909090909</text:p>
          </table:table-cell>
          <table:table-cell table:formula="of:=[.AC179]/[.AD179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80]+[.C180]+[.D180]+[.E180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0]+[.O180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0]+8)^2)/5)*10" office:value-type="float" office:value="3362" calcext:value-type="float">
            <text:p>3362</text:p>
          </table:table-cell>
          <table:table-cell table:formula="of:=((([.$F180]+8)*2)^2)/([.$F180]+60)" office:value-type="float" office:value="72.3010752688172" calcext:value-type="float">
            <text:p>72.3010752688172</text:p>
          </table:table-cell>
          <table:table-cell table:formula="of:=[.AC180]/[.AD180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81]+[.C181]+[.D181]+[.E181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1]+[.O181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1800" calcext:value-type="float">
            <text:p>1800</text:p>
          </table:table-cell>
          <table:table-cell table:formula="of:=((([.$F181]+8)*2)^2)/([.$F181]+60)" office:value-type="float" office:value="43.9024390243903" calcext:value-type="float">
            <text:p>43.9024390243903</text:p>
          </table:table-cell>
          <table:table-cell table:formula="of:=[.AC181]/[.AD181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2]+[.C182]+[.D182]+[.E182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2]+[.O182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2]+8)^2)/5)*10" office:value-type="float" office:value="2048" calcext:value-type="float">
            <text:p>2048</text:p>
          </table:table-cell>
          <table:table-cell table:formula="of:=((([.$F182]+8)*2)^2)/([.$F182]+60)" office:value-type="float" office:value="48.7619047619048" calcext:value-type="float">
            <text:p>48.7619047619048</text:p>
          </table:table-cell>
          <table:table-cell table:formula="of:=[.AC182]/[.AD182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3]+[.C183]+[.D183]+[.E183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3]+[.O183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3]+8)^2)/5)*10" office:value-type="float" office:value="2178" calcext:value-type="float">
            <text:p>2178</text:p>
          </table:table-cell>
          <table:table-cell table:formula="of:=((([.$F183]+8)*2)^2)/([.$F183]+60)" office:value-type="float" office:value="51.2470588235294" calcext:value-type="float">
            <text:p>51.2470588235294</text:p>
          </table:table-cell>
          <table:table-cell table:formula="of:=[.AC183]/[.AD183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4]+[.C184]+[.D184]+[.E18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4]+[.O184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4]+8)^2)/5)*10" office:value-type="float" office:value="2178" calcext:value-type="float">
            <text:p>2178</text:p>
          </table:table-cell>
          <table:table-cell table:formula="of:=((([.$F184]+8)*2)^2)/([.$F184]+60)" office:value-type="float" office:value="51.2470588235294" calcext:value-type="float">
            <text:p>51.2470588235294</text:p>
          </table:table-cell>
          <table:table-cell table:formula="of:=[.AC184]/[.AD184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5]+[.C185]+[.D185]+[.E185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5]+[.O185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2178" calcext:value-type="float">
            <text:p>2178</text:p>
          </table:table-cell>
          <table:table-cell table:formula="of:=((([.$F185]+8)*2)^2)/([.$F185]+60)" office:value-type="float" office:value="51.2470588235294" calcext:value-type="float">
            <text:p>51.2470588235294</text:p>
          </table:table-cell>
          <table:table-cell table:formula="of:=[.AC185]/[.AD185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6]+[.C186]+[.D186]+[.E186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6]+[.O186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6]+8)^2)/5)*10" office:value-type="float" office:value="2178" calcext:value-type="float">
            <text:p>2178</text:p>
          </table:table-cell>
          <table:table-cell table:formula="of:=((([.$F186]+8)*2)^2)/([.$F186]+60)" office:value-type="float" office:value="51.2470588235294" calcext:value-type="float">
            <text:p>51.2470588235294</text:p>
          </table:table-cell>
          <table:table-cell table:formula="of:=[.AC186]/[.AD186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7]+[.C187]+[.D187]+[.E187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87]+[.O187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7]+8)^2)/5)*10" office:value-type="float" office:value="2312" calcext:value-type="float">
            <text:p>2312</text:p>
          </table:table-cell>
          <table:table-cell table:formula="of:=((([.$F187]+8)*2)^2)/([.$F187]+60)" office:value-type="float" office:value="53.7674418604651" calcext:value-type="float">
            <text:p>53.7674418604651</text:p>
          </table:table-cell>
          <table:table-cell table:formula="of:=[.AC187]/[.AD187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8]+[.C188]+[.D188]+[.E188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8]+[.O188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8]+8)^2)/5)*10" office:value-type="float" office:value="2312" calcext:value-type="float">
            <text:p>2312</text:p>
          </table:table-cell>
          <table:table-cell table:formula="of:=((([.$F188]+8)*2)^2)/([.$F188]+60)" office:value-type="float" office:value="53.7674418604651" calcext:value-type="float">
            <text:p>53.7674418604651</text:p>
          </table:table-cell>
          <table:table-cell table:formula="of:=[.AC188]/[.AD188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89]+[.C189]+[.D189]+[.E189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9]+[.O189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2450" calcext:value-type="float">
            <text:p>2450</text:p>
          </table:table-cell>
          <table:table-cell table:formula="of:=((([.$F189]+8)*2)^2)/([.$F189]+60)" office:value-type="float" office:value="56.3218390804598" calcext:value-type="float">
            <text:p>56.3218390804598</text:p>
          </table:table-cell>
          <table:table-cell table:formula="of:=[.AC189]/[.AD189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90]+[.C190]+[.D190]+[.E190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90]+[.O190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0]+8)^2)/5)*10" office:value-type="float" office:value="2450" calcext:value-type="float">
            <text:p>2450</text:p>
          </table:table-cell>
          <table:table-cell table:formula="of:=((([.$F190]+8)*2)^2)/([.$F190]+60)" office:value-type="float" office:value="56.3218390804598" calcext:value-type="float">
            <text:p>56.3218390804598</text:p>
          </table:table-cell>
          <table:table-cell table:formula="of:=[.AC190]/[.AD190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91]+[.C191]+[.D191]+[.E191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1]+[.O191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450" calcext:value-type="float">
            <text:p>2450</text:p>
          </table:table-cell>
          <table:table-cell table:formula="of:=((([.$F191]+8)*2)^2)/([.$F191]+60)" office:value-type="float" office:value="56.3218390804598" calcext:value-type="float">
            <text:p>56.3218390804598</text:p>
          </table:table-cell>
          <table:table-cell table:formula="of:=[.AC191]/[.AD191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92]+[.C192]+[.D192]+[.E192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2]+[.O192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2]+8)^2)/5)*10" office:value-type="float" office:value="2592" calcext:value-type="float">
            <text:p>2592</text:p>
          </table:table-cell>
          <table:table-cell table:formula="of:=((([.$F192]+8)*2)^2)/([.$F192]+60)" office:value-type="float" office:value="58.9090909090909" calcext:value-type="float">
            <text:p>58.9090909090909</text:p>
          </table:table-cell>
          <table:table-cell table:formula="of:=[.AC192]/[.AD19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3]+[.C193]+[.D193]+[.E19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3]+[.O193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93]+8)^2)/5)*10" office:value-type="float" office:value="2592" calcext:value-type="float">
            <text:p>2592</text:p>
          </table:table-cell>
          <table:table-cell table:formula="of:=((([.$F193]+8)*2)^2)/([.$F193]+60)" office:value-type="float" office:value="58.9090909090909" calcext:value-type="float">
            <text:p>58.9090909090909</text:p>
          </table:table-cell>
          <table:table-cell table:formula="of:=[.AC193]/[.AD19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4]+[.C194]+[.D194]+[.E194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4]+[.O194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4]+8)^2)/5)*10" office:value-type="float" office:value="2592" calcext:value-type="float">
            <text:p>2592</text:p>
          </table:table-cell>
          <table:table-cell table:formula="of:=((([.$F194]+8)*2)^2)/([.$F194]+60)" office:value-type="float" office:value="58.9090909090909" calcext:value-type="float">
            <text:p>58.9090909090909</text:p>
          </table:table-cell>
          <table:table-cell table:formula="of:=[.AC194]/[.AD194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5]+[.C195]+[.D195]+[.E195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5]+[.O195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592" calcext:value-type="float">
            <text:p>2592</text:p>
          </table:table-cell>
          <table:table-cell table:formula="of:=((([.$F195]+8)*2)^2)/([.$F195]+60)" office:value-type="float" office:value="58.9090909090909" calcext:value-type="float">
            <text:p>58.9090909090909</text:p>
          </table:table-cell>
          <table:table-cell table:formula="of:=[.AC195]/[.AD19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6]+[.C196]+[.D196]+[.E196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196]+[.O196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6]+8)^2)/5)*10" office:value-type="float" office:value="2592" calcext:value-type="float">
            <text:p>2592</text:p>
          </table:table-cell>
          <table:table-cell table:formula="of:=((([.$F196]+8)*2)^2)/([.$F196]+60)" office:value-type="float" office:value="58.9090909090909" calcext:value-type="float">
            <text:p>58.9090909090909</text:p>
          </table:table-cell>
          <table:table-cell table:formula="of:=[.AC196]/[.AD19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7]+[.C197]+[.D197]+[.E197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7]+[.O197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7]+8)^2)/5)*10" office:value-type="float" office:value="2592" calcext:value-type="float">
            <text:p>2592</text:p>
          </table:table-cell>
          <table:table-cell table:formula="of:=((([.$F197]+8)*2)^2)/([.$F197]+60)" office:value-type="float" office:value="58.9090909090909" calcext:value-type="float">
            <text:p>58.9090909090909</text:p>
          </table:table-cell>
          <table:table-cell table:formula="of:=[.AC197]/[.AD19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98]+[.C198]+[.D198]+[.E198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8]+[.O198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8]+8)^2)/5)*10" office:value-type="float" office:value="2592" calcext:value-type="float">
            <text:p>2592</text:p>
          </table:table-cell>
          <table:table-cell table:formula="of:=((([.$F198]+8)*2)^2)/([.$F198]+60)" office:value-type="float" office:value="58.9090909090909" calcext:value-type="float">
            <text:p>58.9090909090909</text:p>
          </table:table-cell>
          <table:table-cell table:formula="of:=[.AC198]/[.AD19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Mounted Skirmish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+[.C199]+[.D199]+[.E199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9]+[.O199]*2" office:value-type="float" office:value="60" calcext:value-type="float">
            <text:p>6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9]+8)^2)/5)*10" office:value-type="float" office:value="2450" calcext:value-type="float">
            <text:p>2450</text:p>
          </table:table-cell>
          <table:table-cell table:formula="of:=((([.$F199]+8)*2)^2)/([.$F199]+60)" office:value-type="float" office:value="56.3218390804598" calcext:value-type="float">
            <text:p>56.3218390804598</text:p>
          </table:table-cell>
          <table:table-cell table:formula="of:=[.AC199]/[.AD199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00]+[.C200]+[.D200]+[.E200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00]+[.O200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00]+8)^2)/5)*10" office:value-type="float" office:value="2592" calcext:value-type="float">
            <text:p>2592</text:p>
          </table:table-cell>
          <table:table-cell table:formula="of:=((([.$F200]+8)*2)^2)/([.$F200]+60)" office:value-type="float" office:value="58.9090909090909" calcext:value-type="float">
            <text:p>58.9090909090909</text:p>
          </table:table-cell>
          <table:table-cell table:formula="of:=[.AC200]/[.AD20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201]+[.C201]+[.D201]+[.E201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1]+[.O201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738" calcext:value-type="float">
            <text:p>2738</text:p>
          </table:table-cell>
          <table:table-cell table:formula="of:=((([.$F201]+8)*2)^2)/([.$F201]+60)" office:value-type="float" office:value="61.5280898876405" calcext:value-type="float">
            <text:p>61.5280898876405</text:p>
          </table:table-cell>
          <table:table-cell table:formula="of:=[.AC201]/[.AD201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2]+[.C202]+[.D202]+[.E20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02]+[.O202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2738" calcext:value-type="float">
            <text:p>2738</text:p>
          </table:table-cell>
          <table:table-cell table:formula="of:=((([.$F202]+8)*2)^2)/([.$F202]+60)" office:value-type="float" office:value="61.5280898876405" calcext:value-type="float">
            <text:p>61.5280898876405</text:p>
          </table:table-cell>
          <table:table-cell table:formula="of:=[.AC202]/[.AD20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3]+[.C203]+[.D203]+[.E203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3]+[.O203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3]+8)^2)/5)*10" office:value-type="float" office:value="2738" calcext:value-type="float">
            <text:p>2738</text:p>
          </table:table-cell>
          <table:table-cell table:formula="of:=((([.$F203]+8)*2)^2)/([.$F203]+60)" office:value-type="float" office:value="61.5280898876405" calcext:value-type="float">
            <text:p>61.5280898876405</text:p>
          </table:table-cell>
          <table:table-cell table:formula="of:=[.AC203]/[.AD20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4]+[.C204]+[.D204]+[.E204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4]+[.O204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4]+8)^2)/5)*10" office:value-type="float" office:value="2738" calcext:value-type="float">
            <text:p>2738</text:p>
          </table:table-cell>
          <table:table-cell table:formula="of:=((([.$F204]+8)*2)^2)/([.$F204]+60)" office:value-type="float" office:value="61.5280898876405" calcext:value-type="float">
            <text:p>61.5280898876405</text:p>
          </table:table-cell>
          <table:table-cell table:formula="of:=[.AC204]/[.AD20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5]+[.C205]+[.D205]+[.E205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5]+[.O205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5]+8)^2)/5)*10" office:value-type="float" office:value="2738" calcext:value-type="float">
            <text:p>2738</text:p>
          </table:table-cell>
          <table:table-cell table:formula="of:=((([.$F205]+8)*2)^2)/([.$F205]+60)" office:value-type="float" office:value="61.5280898876405" calcext:value-type="float">
            <text:p>61.5280898876405</text:p>
          </table:table-cell>
          <table:table-cell table:formula="of:=[.AC205]/[.AD20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6]+[.C206]+[.D206]+[.E206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6]+[.O206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6]+8)^2)/5)*10" office:value-type="float" office:value="2738" calcext:value-type="float">
            <text:p>2738</text:p>
          </table:table-cell>
          <table:table-cell table:formula="of:=((([.$F206]+8)*2)^2)/([.$F206]+60)" office:value-type="float" office:value="61.5280898876405" calcext:value-type="float">
            <text:p>61.5280898876405</text:p>
          </table:table-cell>
          <table:table-cell table:formula="of:=[.AC206]/[.AD20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7]+[.C207]+[.D207]+[.E207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7]+[.O207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07]+8)^2)/5)*10" office:value-type="float" office:value="2738" calcext:value-type="float">
            <text:p>2738</text:p>
          </table:table-cell>
          <table:table-cell table:formula="of:=((([.$F207]+8)*2)^2)/([.$F207]+60)" office:value-type="float" office:value="61.5280898876405" calcext:value-type="float">
            <text:p>61.5280898876405</text:p>
          </table:table-cell>
          <table:table-cell table:formula="of:=[.AC207]/[.AD20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08]+[.C208]+[.D208]+[.E208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8]+[.O208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08]+8)^2)/5)*10" office:value-type="float" office:value="2738" calcext:value-type="float">
            <text:p>2738</text:p>
          </table:table-cell>
          <table:table-cell table:formula="of:=((([.$F208]+8)*2)^2)/([.$F208]+60)" office:value-type="float" office:value="61.5280898876405" calcext:value-type="float">
            <text:p>61.5280898876405</text:p>
          </table:table-cell>
          <table:table-cell table:formula="of:=[.AC208]/[.AD20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9]+[.C209]+[.D209]+[.E209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09]+[.O209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9]+8)^2)/5)*10" office:value-type="float" office:value="2738" calcext:value-type="float">
            <text:p>2738</text:p>
          </table:table-cell>
          <table:table-cell table:formula="of:=((([.$F209]+8)*2)^2)/([.$F209]+60)" office:value-type="float" office:value="61.5280898876405" calcext:value-type="float">
            <text:p>61.5280898876405</text:p>
          </table:table-cell>
          <table:table-cell table:formula="of:=[.AC209]/[.AD20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0]+[.C210]+[.D210]+[.E210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0]+[.O210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10]+8)^2)/5)*10" office:value-type="float" office:value="2888" calcext:value-type="float">
            <text:p>2888</text:p>
          </table:table-cell>
          <table:table-cell table:formula="of:=((([.$F210]+8)*2)^2)/([.$F210]+60)" office:value-type="float" office:value="64.1777777777778" calcext:value-type="float">
            <text:p>64.1777777777778</text:p>
          </table:table-cell>
          <table:table-cell table:formula="of:=[.AC210]/[.AD210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11]+[.C211]+[.D211]+[.E211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11]+[.O211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11]+8)^2)/5)*10" office:value-type="float" office:value="2888" calcext:value-type="float">
            <text:p>2888</text:p>
          </table:table-cell>
          <table:table-cell table:formula="of:=((([.$F211]+8)*2)^2)/([.$F211]+60)" office:value-type="float" office:value="64.1777777777778" calcext:value-type="float">
            <text:p>64.1777777777778</text:p>
          </table:table-cell>
          <table:table-cell table:formula="of:=[.AC211]/[.AD211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12]+[.C212]+[.D212]+[.E212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12]+[.O212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2]+8)^2)/5)*10" office:value-type="float" office:value="2888" calcext:value-type="float">
            <text:p>2888</text:p>
          </table:table-cell>
          <table:table-cell table:formula="of:=((([.$F212]+8)*2)^2)/([.$F212]+60)" office:value-type="float" office:value="64.1777777777778" calcext:value-type="float">
            <text:p>64.1777777777778</text:p>
          </table:table-cell>
          <table:table-cell table:formula="of:=[.AC212]/[.AD21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3]+[.C213]+[.D213]+[.E213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3]+[.O213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13]+8)^2)/5)*10" office:value-type="float" office:value="2888" calcext:value-type="float">
            <text:p>2888</text:p>
          </table:table-cell>
          <table:table-cell table:formula="of:=((([.$F213]+8)*2)^2)/([.$F213]+60)" office:value-type="float" office:value="64.1777777777778" calcext:value-type="float">
            <text:p>64.1777777777778</text:p>
          </table:table-cell>
          <table:table-cell table:formula="of:=[.AC213]/[.AD21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4]+[.C214]+[.D214]+[.E214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4]+[.O214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4]+8)^2)/5)*10" office:value-type="float" office:value="2888" calcext:value-type="float">
            <text:p>2888</text:p>
          </table:table-cell>
          <table:table-cell table:formula="of:=((([.$F214]+8)*2)^2)/([.$F214]+60)" office:value-type="float" office:value="64.1777777777778" calcext:value-type="float">
            <text:p>64.1777777777778</text:p>
          </table:table-cell>
          <table:table-cell table:formula="of:=[.AC214]/[.AD214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5]+[.C215]+[.D215]+[.E215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5]+[.O215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5]+8)^2)/5)*10" office:value-type="float" office:value="2888" calcext:value-type="float">
            <text:p>2888</text:p>
          </table:table-cell>
          <table:table-cell table:formula="of:=((([.$F215]+8)*2)^2)/([.$F215]+60)" office:value-type="float" office:value="64.1777777777778" calcext:value-type="float">
            <text:p>64.1777777777778</text:p>
          </table:table-cell>
          <table:table-cell table:formula="of:=[.AC215]/[.AD215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6]+[.C216]+[.D216]+[.E216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6]+[.O216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6]+8)^2)/5)*10" office:value-type="float" office:value="3042" calcext:value-type="float">
            <text:p>3042</text:p>
          </table:table-cell>
          <table:table-cell table:formula="of:=((([.$F216]+8)*2)^2)/([.$F216]+60)" office:value-type="float" office:value="66.8571428571429" calcext:value-type="float">
            <text:p>66.8571428571429</text:p>
          </table:table-cell>
          <table:table-cell table:formula="of:=[.AC216]/[.AD216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7]+[.C217]+[.D217]+[.E217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7]+8)^2)/5)*10" office:value-type="float" office:value="3042" calcext:value-type="float">
            <text:p>3042</text:p>
          </table:table-cell>
          <table:table-cell table:formula="of:=((([.$F217]+8)*2)^2)/([.$F217]+60)" office:value-type="float" office:value="66.8571428571429" calcext:value-type="float">
            <text:p>66.8571428571429</text:p>
          </table:table-cell>
          <table:table-cell table:formula="of:=[.AC217]/[.AD21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18]+[.C218]+[.D218]+[.E218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8]+[.O218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8]+8)^2)/5)*10" office:value-type="float" office:value="3042" calcext:value-type="float">
            <text:p>3042</text:p>
          </table:table-cell>
          <table:table-cell table:formula="of:=((([.$F218]+8)*2)^2)/([.$F218]+60)" office:value-type="float" office:value="66.8571428571429" calcext:value-type="float">
            <text:p>66.8571428571429</text:p>
          </table:table-cell>
          <table:table-cell table:formula="of:=[.AC218]/[.AD218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19]+[.C219]+[.D219]+[.E219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9]+[.O219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9]+8)^2)/5)*10" office:value-type="float" office:value="3042" calcext:value-type="float">
            <text:p>3042</text:p>
          </table:table-cell>
          <table:table-cell table:formula="of:=((([.$F219]+8)*2)^2)/([.$F219]+60)" office:value-type="float" office:value="66.8571428571429" calcext:value-type="float">
            <text:p>66.8571428571429</text:p>
          </table:table-cell>
          <table:table-cell table:formula="of:=[.AC219]/[.AD219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0]+[.O220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3042" calcext:value-type="float">
            <text:p>3042</text:p>
          </table:table-cell>
          <table:table-cell table:formula="of:=((([.$F220]+8)*2)^2)/([.$F220]+60)" office:value-type="float" office:value="66.8571428571429" calcext:value-type="float">
            <text:p>66.8571428571429</text:p>
          </table:table-cell>
          <table:table-cell table:formula="of:=[.AC220]/[.AD220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21]+[.C221]+[.D221]+[.E221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1]+[.O221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1]+8)^2)/5)*10" office:value-type="float" office:value="3200" calcext:value-type="float">
            <text:p>3200</text:p>
          </table:table-cell>
          <table:table-cell table:formula="of:=((([.$F221]+8)*2)^2)/([.$F221]+60)" office:value-type="float" office:value="69.5652173913043" calcext:value-type="float">
            <text:p>69.5652173913043</text:p>
          </table:table-cell>
          <table:table-cell table:formula="of:=[.AC221]/[.AD221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22]+[.C222]+[.D222]+[.E222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2]+[.O222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3200" calcext:value-type="float">
            <text:p>3200</text:p>
          </table:table-cell>
          <table:table-cell table:formula="of:=((([.$F222]+8)*2)^2)/([.$F222]+60)" office:value-type="float" office:value="69.5652173913043" calcext:value-type="float">
            <text:p>69.5652173913043</text:p>
          </table:table-cell>
          <table:table-cell table:formula="of:=[.AC222]/[.AD222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3]+[.C223]+[.D223]+[.E223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3]+[.O223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200" calcext:value-type="float">
            <text:p>3200</text:p>
          </table:table-cell>
          <table:table-cell table:formula="of:=((([.$F223]+8)*2)^2)/([.$F223]+60)" office:value-type="float" office:value="69.5652173913043" calcext:value-type="float">
            <text:p>69.5652173913043</text:p>
          </table:table-cell>
          <table:table-cell table:formula="of:=[.AC223]/[.AD223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24]+[.C224]+[.D224]+[.E224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4]+[.O224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4]+8)^2)/5)*10" office:value-type="float" office:value="3200" calcext:value-type="float">
            <text:p>3200</text:p>
          </table:table-cell>
          <table:table-cell table:formula="of:=((([.$F224]+8)*2)^2)/([.$F224]+60)" office:value-type="float" office:value="69.5652173913043" calcext:value-type="float">
            <text:p>69.5652173913043</text:p>
          </table:table-cell>
          <table:table-cell table:formula="of:=[.AC224]/[.AD22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25]+[.C225]+[.D225]+[.E225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5]+[.O225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25]+8)^2)/5)*10" office:value-type="float" office:value="3200" calcext:value-type="float">
            <text:p>3200</text:p>
          </table:table-cell>
          <table:table-cell table:formula="of:=((([.$F225]+8)*2)^2)/([.$F225]+60)" office:value-type="float" office:value="69.5652173913043" calcext:value-type="float">
            <text:p>69.5652173913043</text:p>
          </table:table-cell>
          <table:table-cell table:formula="of:=[.AC225]/[.AD225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6]+[.C226]+[.D226]+[.E226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6]+[.O226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6]+8)^2)/5)*10" office:value-type="float" office:value="3362" calcext:value-type="float">
            <text:p>3362</text:p>
          </table:table-cell>
          <table:table-cell table:formula="of:=((([.$F226]+8)*2)^2)/([.$F226]+60)" office:value-type="float" office:value="72.3010752688172" calcext:value-type="float">
            <text:p>72.3010752688172</text:p>
          </table:table-cell>
          <table:table-cell table:formula="of:=[.AC226]/[.AD226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7]+[.O227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7]+8)^2)/5)*10" office:value-type="float" office:value="4418" calcext:value-type="float">
            <text:p>4418</text:p>
          </table:table-cell>
          <table:table-cell table:formula="of:=((([.$F227]+8)*2)^2)/([.$F227]+60)" office:value-type="float" office:value="89.2525252525252" calcext:value-type="float">
            <text:p>89.2525252525252</text:p>
          </table:table-cell>
          <table:table-cell table:formula="of:=[.AC227]/[.AD227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28]+[.C228]+[.D228]+[.E228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28]+[.O228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8]+8)^2)/5)*10" office:value-type="float" office:value="4418" calcext:value-type="float">
            <text:p>4418</text:p>
          </table:table-cell>
          <table:table-cell table:formula="of:=((([.$F228]+8)*2)^2)/([.$F228]+60)" office:value-type="float" office:value="89.2525252525252" calcext:value-type="float">
            <text:p>89.2525252525252</text:p>
          </table:table-cell>
          <table:table-cell table:formula="of:=[.AC228]/[.AD228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9]+[.C229]+[.D229]+[.E229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9]+[.O229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9]+8)^2)/5)*10" office:value-type="float" office:value="4608" calcext:value-type="float">
            <text:p>4608</text:p>
          </table:table-cell>
          <table:table-cell table:formula="of:=((([.$F229]+8)*2)^2)/([.$F229]+60)" office:value-type="float" office:value="92.16" calcext:value-type="float">
            <text:p>92.16</text:p>
          </table:table-cell>
          <table:table-cell table:formula="of:=[.AC229]/[.AD229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0]+[.C230]+[.D230]+[.E230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0]+[.O230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4802" calcext:value-type="float">
            <text:p>4802</text:p>
          </table:table-cell>
          <table:table-cell table:formula="of:=((([.$F230]+8)*2)^2)/([.$F230]+60)" office:value-type="float" office:value="95.0891089108911" calcext:value-type="float">
            <text:p>95.0891089108911</text:p>
          </table:table-cell>
          <table:table-cell table:formula="of:=[.AC230]/[.AD230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31]+[.C231]+[.D231]+[.E231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31]+[.O231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1]+8)^2)/5)*10" office:value-type="float" office:value="5000" calcext:value-type="float">
            <text:p>5000</text:p>
          </table:table-cell>
          <table:table-cell table:formula="of:=((([.$F231]+8)*2)^2)/([.$F231]+60)" office:value-type="float" office:value="98.0392156862745" calcext:value-type="float">
            <text:p>98.0392156862745</text:p>
          </table:table-cell>
          <table:table-cell table:formula="of:=[.AC231]/[.AD231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2]+[.C232]+[.D232]+[.E232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2]+[.O232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32]+8)^2)/5)*10" office:value-type="float" office:value="5000" calcext:value-type="float">
            <text:p>5000</text:p>
          </table:table-cell>
          <table:table-cell table:formula="of:=((([.$F232]+8)*2)^2)/([.$F232]+60)" office:value-type="float" office:value="98.0392156862745" calcext:value-type="float">
            <text:p>98.0392156862745</text:p>
          </table:table-cell>
          <table:table-cell table:formula="of:=[.AC232]/[.AD232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3]+[.C233]+[.D233]+[.E23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3]+[.O233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3]+8)^2)/5)*10" office:value-type="float" office:value="5000" calcext:value-type="float">
            <text:p>5000</text:p>
          </table:table-cell>
          <table:table-cell table:formula="of:=((([.$F233]+8)*2)^2)/([.$F233]+60)" office:value-type="float" office:value="98.0392156862745" calcext:value-type="float">
            <text:p>98.0392156862745</text:p>
          </table:table-cell>
          <table:table-cell table:formula="of:=[.AC233]/[.AD233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4]+[.C234]+[.D234]+[.E234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4]+[.O234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4]+8)^2)/5)*10" office:value-type="float" office:value="5000" calcext:value-type="float">
            <text:p>5000</text:p>
          </table:table-cell>
          <table:table-cell table:formula="of:=((([.$F234]+8)*2)^2)/([.$F234]+60)" office:value-type="float" office:value="98.0392156862745" calcext:value-type="float">
            <text:p>98.0392156862745</text:p>
          </table:table-cell>
          <table:table-cell table:formula="of:=[.AC234]/[.AD234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5]+[.C235]+[.D235]+[.E235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35]+[.O235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5]+8)^2)/5)*10" office:value-type="float" office:value="5000" calcext:value-type="float">
            <text:p>5000</text:p>
          </table:table-cell>
          <table:table-cell table:formula="of:=((([.$F235]+8)*2)^2)/([.$F235]+60)" office:value-type="float" office:value="98.0392156862745" calcext:value-type="float">
            <text:p>98.0392156862745</text:p>
          </table:table-cell>
          <table:table-cell table:formula="of:=[.AC235]/[.AD235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Mounted Skirmis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6]+[.C236]+[.D236]+[.E236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6]+[.O236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6]+8)^2)/5)*10" office:value-type="float" office:value="5202" calcext:value-type="float">
            <text:p>5202</text:p>
          </table:table-cell>
          <table:table-cell table:formula="of:=((([.$F236]+8)*2)^2)/([.$F236]+60)" office:value-type="float" office:value="101.009708737864" calcext:value-type="float">
            <text:p>101.009708737864</text:p>
          </table:table-cell>
          <table:table-cell table:formula="of:=[.AC236]/[.AD236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7]+[.C237]+[.D237]+[.E237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37]+[.O237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5202" calcext:value-type="float">
            <text:p>5202</text:p>
          </table:table-cell>
          <table:table-cell table:formula="of:=((([.$F237]+8)*2)^2)/([.$F237]+60)" office:value-type="float" office:value="101.009708737864" calcext:value-type="float">
            <text:p>101.009708737864</text:p>
          </table:table-cell>
          <table:table-cell table:formula="of:=[.AC237]/[.AD237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8]+[.C238]+[.D238]+[.E238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8]+[.O238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8]+8)^2)/5)*10" office:value-type="float" office:value="5408" calcext:value-type="float">
            <text:p>5408</text:p>
          </table:table-cell>
          <table:table-cell table:formula="of:=((([.$F238]+8)*2)^2)/([.$F238]+60)" office:value-type="float" office:value="104" calcext:value-type="float">
            <text:p>104</text:p>
          </table:table-cell>
          <table:table-cell table:formula="of:=[.AC238]/[.AD238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Knight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39]+[.C239]+[.D239]+[.E239]-23" office:value-type="float" office:value="48" calcext:value-type="float">
            <text:p>4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9]+[.O239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9]+8)^2)/5)*10" office:value-type="float" office:value="6272" calcext:value-type="float">
            <text:p>6272</text:p>
          </table:table-cell>
          <table:table-cell table:formula="of:=((([.$F239]+8)*2)^2)/([.$F239]+60)" office:value-type="float" office:value="116.148148148148" calcext:value-type="float">
            <text:p>116.148148148148</text:p>
          </table:table-cell>
          <table:table-cell table:formula="of:=[.AC239]/[.AD239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40]+[.C240]+[.D240]+[.E24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0]+[.O240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0]+8)^2)/5)*10" office:value-type="float" office:value="5408" calcext:value-type="float">
            <text:p>5408</text:p>
          </table:table-cell>
          <table:table-cell table:formula="of:=((([.$F240]+8)*2)^2)/([.$F240]+60)" office:value-type="float" office:value="104" calcext:value-type="float">
            <text:p>104</text:p>
          </table:table-cell>
          <table:table-cell table:formula="of:=[.AC240]/[.AD240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41]+[.C241]+[.D241]+[.E241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1]+[.O241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618" calcext:value-type="float">
            <text:p>5618</text:p>
          </table:table-cell>
          <table:table-cell table:formula="of:=((([.$F241]+8)*2)^2)/([.$F241]+60)" office:value-type="float" office:value="107.009523809524" calcext:value-type="float">
            <text:p>107.009523809524</text:p>
          </table:table-cell>
          <table:table-cell table:formula="of:=[.AC241]/[.AD241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2]+[.C242]+[.D242]+[.E242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2]+[.O242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2]+8)^2)/5)*10" office:value-type="float" office:value="5618" calcext:value-type="float">
            <text:p>5618</text:p>
          </table:table-cell>
          <table:table-cell table:formula="of:=((([.$F242]+8)*2)^2)/([.$F242]+60)" office:value-type="float" office:value="107.009523809524" calcext:value-type="float">
            <text:p>107.009523809524</text:p>
          </table:table-cell>
          <table:table-cell table:formula="of:=[.AC242]/[.AD242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43]+[.O243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3]+8)^2)/5)*10" office:value-type="float" office:value="5618" calcext:value-type="float">
            <text:p>5618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table:formula="of:=[.AC243]/[.AD243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4]+[.C244]+[.D244]+[.E244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4]+[.O244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4]+8)^2)/5)*10" office:value-type="float" office:value="5618" calcext:value-type="float">
            <text:p>5618</text:p>
          </table:table-cell>
          <table:table-cell table:formula="of:=((([.$F244]+8)*2)^2)/([.$F244]+60)" office:value-type="float" office:value="107.009523809524" calcext:value-type="float">
            <text:p>107.009523809524</text:p>
          </table:table-cell>
          <table:table-cell table:formula="of:=[.AC244]/[.AD244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5]+[.C245]+[.D245]+[.E245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5]+[.O245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5618" calcext:value-type="float">
            <text:p>5618</text:p>
          </table:table-cell>
          <table:table-cell table:formula="of:=((([.$F245]+8)*2)^2)/([.$F245]+60)" office:value-type="float" office:value="107.009523809524" calcext:value-type="float">
            <text:p>107.009523809524</text:p>
          </table:table-cell>
          <table:table-cell table:formula="of:=[.AC245]/[.AD245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46]+[.C246]+[.D246]+[.E246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6]+[.O246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6]+8)^2)/5)*10" office:value-type="float" office:value="5832" calcext:value-type="float">
            <text:p>5832</text:p>
          </table:table-cell>
          <table:table-cell table:formula="of:=((([.$F246]+8)*2)^2)/([.$F246]+60)" office:value-type="float" office:value="110.037735849057" calcext:value-type="float">
            <text:p>110.037735849057</text:p>
          </table:table-cell>
          <table:table-cell table:formula="of:=[.AC246]/[.AD246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7]+[.C247]+[.D247]+[.E247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7]+[.O247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7]+8)^2)/5)*10" office:value-type="float" office:value="6050" calcext:value-type="float">
            <text:p>6050</text:p>
          </table:table-cell>
          <table:table-cell table:formula="of:=((([.$F247]+8)*2)^2)/([.$F247]+60)" office:value-type="float" office:value="113.084112149533" calcext:value-type="float">
            <text:p>113.084112149533</text:p>
          </table:table-cell>
          <table:table-cell table:formula="of:=[.AC247]/[.AD247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48]+[.C248]+[.D248]+[.E248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48]+[.O248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8]+8)^2)/5)*10" office:value-type="float" office:value="6050" calcext:value-type="float">
            <text:p>6050</text:p>
          </table:table-cell>
          <table:table-cell table:formula="of:=((([.$F248]+8)*2)^2)/([.$F248]+60)" office:value-type="float" office:value="113.084112149533" calcext:value-type="float">
            <text:p>113.084112149533</text:p>
          </table:table-cell>
          <table:table-cell table:formula="of:=[.AC248]/[.AD248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49]+[.C249]+[.D249]+[.E24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49]+[.O249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9]+8)^2)/5)*10" office:value-type="float" office:value="6050" calcext:value-type="float">
            <text:p>6050</text:p>
          </table:table-cell>
          <table:table-cell table:formula="of:=((([.$F249]+8)*2)^2)/([.$F249]+60)" office:value-type="float" office:value="113.084112149533" calcext:value-type="float">
            <text:p>113.084112149533</text:p>
          </table:table-cell>
          <table:table-cell table:formula="of:=[.AC249]/[.AD249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50]+[.C250]+[.D250]+[.E250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0]+[.O250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0]+8)^2)/5)*10" office:value-type="float" office:value="6498" calcext:value-type="float">
            <text:p>6498</text:p>
          </table:table-cell>
          <table:table-cell table:formula="of:=((([.$F250]+8)*2)^2)/([.$F250]+60)" office:value-type="float" office:value="119.229357798165" calcext:value-type="float">
            <text:p>119.229357798165</text:p>
          </table:table-cell>
          <table:table-cell table:formula="of:=[.AC250]/[.AD250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51]+[.C251]+[.D251]+[.E251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1]+[.O251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1]+8)^2)/5)*10" office:value-type="float" office:value="6728" calcext:value-type="float">
            <text:p>6728</text:p>
          </table:table-cell>
          <table:table-cell table:formula="of:=((([.$F251]+8)*2)^2)/([.$F251]+60)" office:value-type="float" office:value="122.327272727273" calcext:value-type="float">
            <text:p>122.327272727273</text:p>
          </table:table-cell>
          <table:table-cell table:formula="of:=[.AC251]/[.AD251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52]+[.C252]+[.D252]+[.E252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52]+[.O252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2]+8)^2)/5)*10" office:value-type="float" office:value="6728" calcext:value-type="float">
            <text:p>6728</text:p>
          </table:table-cell>
          <table:table-cell table:formula="of:=((([.$F252]+8)*2)^2)/([.$F252]+60)" office:value-type="float" office:value="122.327272727273" calcext:value-type="float">
            <text:p>122.327272727273</text:p>
          </table:table-cell>
          <table:table-cell table:formula="of:=[.AC252]/[.AD252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53]+[.C253]+[.D253]+[.E253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3]+[.O253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3]+8)^2)/5)*10" office:value-type="float" office:value="7200" calcext:value-type="float">
            <text:p>7200</text:p>
          </table:table-cell>
          <table:table-cell table:formula="of:=((([.$F253]+8)*2)^2)/([.$F253]+60)" office:value-type="float" office:value="128.571428571429" calcext:value-type="float">
            <text:p>128.571428571429</text:p>
          </table:table-cell>
          <table:table-cell table:formula="of:=[.AC253]/[.AD253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4]+[.C254]+[.D254]+[.E254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4]+[.O254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4]+8)^2)/5)*10" office:value-type="float" office:value="7200" calcext:value-type="float">
            <text:p>7200</text:p>
          </table:table-cell>
          <table:table-cell table:formula="of:=((([.$F254]+8)*2)^2)/([.$F254]+60)" office:value-type="float" office:value="128.571428571429" calcext:value-type="float">
            <text:p>128.571428571429</text:p>
          </table:table-cell>
          <table:table-cell table:formula="of:=[.AC254]/[.AD254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5]+[.C255]+[.D255]+[.E255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5]+[.O255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5]+8)^2)/5)*10" office:value-type="float" office:value="7938" calcext:value-type="float">
            <text:p>7938</text:p>
          </table:table-cell>
          <table:table-cell table:formula="of:=((([.$F255]+8)*2)^2)/([.$F255]+60)" office:value-type="float" office:value="138.052173913043" calcext:value-type="float">
            <text:p>138.052173913043</text:p>
          </table:table-cell>
          <table:table-cell table:formula="of:=[.AC255]/[.AD255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56]+[.C256]+[.D256]+[.E256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6]+[.O256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6]+8)^2)/5)*10" office:value-type="float" office:value="450" calcext:value-type="float">
            <text:p>450</text:p>
          </table:table-cell>
          <table:table-cell table:formula="of:=((([.$F256]+8)*2)^2)/([.$F256]+60)" office:value-type="float" office:value="24.3243243243243" calcext:value-type="float">
            <text:p>24.3243243243243</text:p>
          </table:table-cell>
          <table:table-cell table:formula="of:=[.AC256]/[.AD256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57]+[.C257]+[.D257]+[.E257]-23" office:value-type="float" office:value="-23" calcext:value-type="float">
            <text:p>-23</text:p>
          </table:table-cell>
          <table:table-cell table:number-columns-repeated="17"/>
          <table:table-cell table:formula="of:=35+[.B257]+[.O257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7]+8)^2)/5)*10" office:value-type="float" office:value="450" calcext:value-type="float">
            <text:p>450</text:p>
          </table:table-cell>
          <table:table-cell table:formula="of:=((([.$F257]+8)*2)^2)/([.$F257]+60)" office:value-type="float" office:value="24.3243243243243" calcext:value-type="float">
            <text:p>24.3243243243243</text:p>
          </table:table-cell>
          <table:table-cell table:formula="of:=[.AC257]/[.AD257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58]+[.C258]+[.D258]+[.E258]-23" office:value-type="float" office:value="-23" calcext:value-type="float">
            <text:p>-23</text:p>
          </table:table-cell>
          <table:table-cell table:number-columns-repeated="17"/>
          <table:table-cell table:formula="of:=35+[.B258]+[.O258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8]+8)^2)/5)*10" office:value-type="float" office:value="450" calcext:value-type="float">
            <text:p>450</text:p>
          </table:table-cell>
          <table:table-cell table:formula="of:=((([.$F258]+8)*2)^2)/([.$F258]+60)" office:value-type="float" office:value="24.3243243243243" calcext:value-type="float">
            <text:p>24.3243243243243</text:p>
          </table:table-cell>
          <table:table-cell table:formula="of:=[.AC258]/[.AD258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9]+[.C259]+[.D259]+[.E259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9]+[.O259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9]+8)^2)/5)*10" office:value-type="float" office:value="1352" calcext:value-type="float">
            <text:p>1352</text:p>
          </table:table-cell>
          <table:table-cell table:formula="of:=((([.$F259]+8)*2)^2)/([.$F259]+60)" office:value-type="float" office:value="34.6666666666667" calcext:value-type="float">
            <text:p>34.6666666666667</text:p>
          </table:table-cell>
          <table:table-cell table:formula="of:=[.AC259]/[.AD259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60]+[.C260]+[.D260]+[.E260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0]+[.O26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0]+8)^2)/5)*10" office:value-type="float" office:value="1352" calcext:value-type="float">
            <text:p>1352</text:p>
          </table:table-cell>
          <table:table-cell table:formula="of:=((([.$F260]+8)*2)^2)/([.$F260]+60)" office:value-type="float" office:value="34.6666666666667" calcext:value-type="float">
            <text:p>34.6666666666667</text:p>
          </table:table-cell>
          <table:table-cell table:formula="of:=[.AC260]/[.AD260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61]+[.C261]+[.D261]+[.E261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1]+[.O261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1]+8)^2)/5)*10" office:value-type="float" office:value="1800" calcext:value-type="float">
            <text:p>1800</text:p>
          </table:table-cell>
          <table:table-cell table:formula="of:=((([.$F261]+8)*2)^2)/([.$F261]+60)" office:value-type="float" office:value="43.9024390243903" calcext:value-type="float">
            <text:p>43.9024390243903</text:p>
          </table:table-cell>
          <table:table-cell table:formula="of:=[.AC261]/[.AD261]" office:value-type="float" office:value="41" calcext:value-type="float">
            <text:p>41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2]+[.C262]+[.D262]+[.E262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2]+[.O262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2]+8)^2)/5)*10" office:value-type="float" office:value="2048" calcext:value-type="float">
            <text:p>2048</text:p>
          </table:table-cell>
          <table:table-cell table:formula="of:=((([.$F262]+8)*2)^2)/([.$F262]+60)" office:value-type="float" office:value="48.7619047619048" calcext:value-type="float">
            <text:p>48.7619047619048</text:p>
          </table:table-cell>
          <table:table-cell table:formula="of:=[.AC262]/[.AD262]" office:value-type="float" office:value="42" calcext:value-type="float">
            <text:p>42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63]+[.C263]+[.D263]+[.E263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3]+[.O263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3]+8)^2)/5)*10" office:value-type="float" office:value="5832" calcext:value-type="float">
            <text:p>5832</text:p>
          </table:table-cell>
          <table:table-cell table:formula="of:=((([.$F263]+8)*2)^2)/([.$F263]+60)" office:value-type="float" office:value="110.037735849057" calcext:value-type="float">
            <text:p>110.037735849057</text:p>
          </table:table-cell>
          <table:table-cell table:formula="of:=[.AC263]/[.AD263]" office:value-type="float" office:value="53" calcext:value-type="float">
            <text:p>53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64]+[.C264]+[.D264]+[.E264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4]+[.O264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4]+8)^2)/5)*10" office:value-type="float" office:value="6050" calcext:value-type="float">
            <text:p>6050</text:p>
          </table:table-cell>
          <table:table-cell table:formula="of:=((([.$F264]+8)*2)^2)/([.$F264]+60)" office:value-type="float" office:value="113.084112149533" calcext:value-type="float">
            <text:p>113.084112149533</text:p>
          </table:table-cell>
          <table:table-cell table:formula="of:=[.AC264]/[.AD264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71]+[.C271]+[.D271]+[.E271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1]+[.O271]*2" office:value-type="float" office:value="51" calcext:value-type="float">
            <text:p>51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71]+8)^2)/5)*10" office:value-type="float" office:value="1458" calcext:value-type="float">
            <text:p>1458</text:p>
          </table:table-cell>
          <table:table-cell table:formula="of:=((([.$F271]+8)*2)^2)/([.$F271]+60)" office:value-type="float" office:value="36.9113924050633" calcext:value-type="float">
            <text:p>36.9113924050633</text:p>
          </table:table-cell>
          <table:table-cell table:formula="of:=[.AC271]/[.AD271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72]+[.C272]+[.D272]+[.E272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2]+[.O272]*2" office:value-type="float" office:value="62" calcext:value-type="float">
            <text:p>62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72]+8)^2)/5)*10" office:value-type="float" office:value="2888" calcext:value-type="float">
            <text:p>2888</text:p>
          </table:table-cell>
          <table:table-cell table:formula="of:=((([.$F272]+8)*2)^2)/([.$F272]+60)" office:value-type="float" office:value="64.1777777777778" calcext:value-type="float">
            <text:p>64.1777777777778</text:p>
          </table:table-cell>
          <table:table-cell table:formula="of:=[.AC272]/[.AD272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73]+[.C273]+[.D273]+[.E273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3]+[.O273]*2" office:value-type="float" office:value="74" calcext:value-type="float">
            <text:p>74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73]+8)^2)/5)*10" office:value-type="float" office:value="4608" calcext:value-type="float">
            <text:p>4608</text:p>
          </table:table-cell>
          <table:table-cell table:formula="of:=((([.$F273]+8)*2)^2)/([.$F273]+60)" office:value-type="float" office:value="92.16" calcext:value-type="float">
            <text:p>92.16</text:p>
          </table:table-cell>
          <table:table-cell table:formula="of:=[.AC273]/[.AD273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74]+[.C274]+[.D274]+[.E274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4]+[.O274]*2" office:value-type="float" office:value="46" calcext:value-type="float">
            <text:p>46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74]+8)^2)/5)*10" office:value-type="float" office:value="1352" calcext:value-type="float">
            <text:p>1352</text:p>
          </table:table-cell>
          <table:table-cell table:formula="of:=((([.$F274]+8)*2)^2)/([.$F274]+60)" office:value-type="float" office:value="34.6666666666667" calcext:value-type="float">
            <text:p>34.6666666666667</text:p>
          </table:table-cell>
          <table:table-cell table:formula="of:=[.AC274]/[.AD274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75]+[.C275]+[.D275]+[.E275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5]+[.O275]*2" office:value-type="float" office:value="54" calcext:value-type="float">
            <text:p>54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75]+8)^2)/5)*10" office:value-type="float" office:value="3042" calcext:value-type="float">
            <text:p>3042</text:p>
          </table:table-cell>
          <table:table-cell table:formula="of:=((([.$F275]+8)*2)^2)/([.$F275]+60)" office:value-type="float" office:value="66.8571428571429" calcext:value-type="float">
            <text:p>66.8571428571429</text:p>
          </table:table-cell>
          <table:table-cell table:formula="of:=[.AC275]/[.AD275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76]+[.C276]+[.D276]+[.E276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76]+[.O276]*2" office:value-type="float" office:value="63" calcext:value-type="float">
            <text:p>63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76]+8)^2)/5)*10" office:value-type="float" office:value="5202" calcext:value-type="float">
            <text:p>5202</text:p>
          </table:table-cell>
          <table:table-cell table:formula="of:=((([.$F276]+8)*2)^2)/([.$F276]+60)" office:value-type="float" office:value="101.009708737864" calcext:value-type="float">
            <text:p>101.009708737864</text:p>
          </table:table-cell>
          <table:table-cell table:formula="of:=[.AC276]/[.AD276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7]+[.C277]+[.D277]+[.E277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7]+[.O277]*2" office:value-type="float" office:value="44" calcext:value-type="float">
            <text:p>44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77]+8)^2)/5)*10" office:value-type="float" office:value="1152" calcext:value-type="float">
            <text:p>1152</text:p>
          </table:table-cell>
          <table:table-cell table:formula="of:=((([.$F277]+8)*2)^2)/([.$F277]+60)" office:value-type="float" office:value="30.3157894736842" calcext:value-type="float">
            <text:p>30.3157894736842</text:p>
          </table:table-cell>
          <table:table-cell table:formula="of:=[.AC277]/[.AD277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8]+[.C278]+[.D278]+[.E278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8]+[.O278]*2" office:value-type="float" office:value="53" calcext:value-type="float">
            <text:p>53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8]+8)^2)/5)*10" office:value-type="float" office:value="3362" calcext:value-type="float">
            <text:p>3362</text:p>
          </table:table-cell>
          <table:table-cell table:formula="of:=((([.$F278]+8)*2)^2)/([.$F278]+60)" office:value-type="float" office:value="72.3010752688172" calcext:value-type="float">
            <text:p>72.3010752688172</text:p>
          </table:table-cell>
          <table:table-cell table:formula="of:=[.AC278]/[.AD278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79]+[.C279]+[.D279]+[.E279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79]+[.O279]*2" office:value-type="float" office:value="60" calcext:value-type="float">
            <text:p>60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9]+8)^2)/5)*10" office:value-type="float" office:value="5618" calcext:value-type="float">
            <text:p>5618</text:p>
          </table:table-cell>
          <table:table-cell table:formula="of:=((([.$F279]+8)*2)^2)/([.$F279]+60)" office:value-type="float" office:value="107.009523809524" calcext:value-type="float">
            <text:p>107.009523809524</text:p>
          </table:table-cell>
          <table:table-cell table:formula="of:=[.AC279]/[.AD279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80]+[.C280]+[.D280]+[.E280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0]+[.O280]*2" office:value-type="float" office:value="50" calcext:value-type="float">
            <text:p>50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80]+8)^2)/5)*10" office:value-type="float" office:value="1352" calcext:value-type="float">
            <text:p>1352</text:p>
          </table:table-cell>
          <table:table-cell table:formula="of:=((([.$F280]+8)*2)^2)/([.$F280]+60)" office:value-type="float" office:value="34.6666666666667" calcext:value-type="float">
            <text:p>34.6666666666667</text:p>
          </table:table-cell>
          <table:table-cell table:formula="of:=[.AC280]/[.AD280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81]+[.C281]+[.D281]+[.E281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57" calcext:value-type="float">
            <text:p>57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81]+8)^2)/5)*10" office:value-type="float" office:value="2450" calcext:value-type="float">
            <text:p>2450</text:p>
          </table:table-cell>
          <table:table-cell table:formula="of:=((([.$F281]+8)*2)^2)/([.$F281]+60)" office:value-type="float" office:value="56.3218390804598" calcext:value-type="float">
            <text:p>56.3218390804598</text:p>
          </table:table-cell>
          <table:table-cell table:formula="of:=[.AC281]/[.AD281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82]+[.C282]+[.D282]+[.E282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2]+[.O282]*2" office:value-type="float" office:value="65" calcext:value-type="float">
            <text:p>65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82]+8)^2)/5)*10" office:value-type="float" office:value="4802" calcext:value-type="float">
            <text:p>4802</text:p>
          </table:table-cell>
          <table:table-cell table:formula="of:=((([.$F282]+8)*2)^2)/([.$F282]+60)" office:value-type="float" office:value="95.0891089108911" calcext:value-type="float">
            <text:p>95.0891089108911</text:p>
          </table:table-cell>
          <table:table-cell table:formula="of:=[.AC282]/[.AD282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83]+[.C283]+[.D283]+[.E283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3]+[.O283]*2" office:value-type="float" office:value="52" calcext:value-type="float">
            <text:p>52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83]+8)^2)/5)*10" office:value-type="float" office:value="1568" calcext:value-type="float">
            <text:p>1568</text:p>
          </table:table-cell>
          <table:table-cell table:formula="of:=((([.$F283]+8)*2)^2)/([.$F283]+60)" office:value-type="float" office:value="39.2" calcext:value-type="float">
            <text:p>39.2</text:p>
          </table:table-cell>
          <table:table-cell table:formula="of:=[.AC283]/[.AD283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84]+[.C284]+[.D284]+[.E28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84]+[.O284]*2" office:value-type="float" office:value="64" calcext:value-type="float">
            <text:p>64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4]+8)^2)/5)*10" office:value-type="float" office:value="2888" calcext:value-type="float">
            <text:p>2888</text:p>
          </table:table-cell>
          <table:table-cell table:formula="of:=((([.$F284]+8)*2)^2)/([.$F284]+60)" office:value-type="float" office:value="64.1777777777778" calcext:value-type="float">
            <text:p>64.1777777777778</text:p>
          </table:table-cell>
          <table:table-cell table:formula="of:=[.AC284]/[.AD284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85]+[.C285]+[.D285]+[.E285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5]+[.O285]*2" office:value-type="float" office:value="79" calcext:value-type="float">
            <text:p>79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85]+8)^2)/5)*10" office:value-type="float" office:value="5408" calcext:value-type="float">
            <text:p>5408</text:p>
          </table:table-cell>
          <table:table-cell table:formula="of:=((([.$F285]+8)*2)^2)/([.$F285]+60)" office:value-type="float" office:value="104" calcext:value-type="float">
            <text:p>104</text:p>
          </table:table-cell>
          <table:table-cell table:formula="of:=[.AC285]/[.AD285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9]+[.C289]+[.D289]+[.E289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9]+[.O289]*2" office:value-type="float" office:value="47" calcext:value-type="float">
            <text:p>47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89]+8)^2)/5)*10" office:value-type="float" office:value="968" calcext:value-type="float">
            <text:p>968</text:p>
          </table:table-cell>
          <table:table-cell table:formula="of:=((([.$F289]+8)*2)^2)/([.$F289]+60)" office:value-type="float" office:value="26.1621621621622" calcext:value-type="float">
            <text:p>26.1621621621622</text:p>
          </table:table-cell>
          <table:table-cell table:formula="of:=[.AC289]/[.AD289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90]+[.C290]+[.D290]+[.E290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0]+[.O290]*2" office:value-type="float" office:value="44" calcext:value-type="float">
            <text:p>44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90]+8)^2)/5)*10" office:value-type="float" office:value="968" calcext:value-type="float">
            <text:p>968</text:p>
          </table:table-cell>
          <table:table-cell table:formula="of:=((([.$F290]+8)*2)^2)/([.$F290]+60)" office:value-type="float" office:value="26.1621621621622" calcext:value-type="float">
            <text:p>26.1621621621622</text:p>
          </table:table-cell>
          <table:table-cell table:formula="of:=[.AC290]/[.AD290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1]+[.C291]+[.D291]+[.E291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1]+[.O291]*2" office:value-type="float" office:value="53" calcext:value-type="float">
            <text:p>53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91]+8)^2)/5)*10" office:value-type="float" office:value="1568" calcext:value-type="float">
            <text:p>1568</text:p>
          </table:table-cell>
          <table:table-cell table:formula="of:=((([.$F291]+8)*2)^2)/([.$F291]+60)" office:value-type="float" office:value="39.2" calcext:value-type="float">
            <text:p>39.2</text:p>
          </table:table-cell>
          <table:table-cell table:formula="of:=[.AC291]/[.AD291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92]+[.C292]+[.D292]+[.E292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2]+[.O292]*2" office:value-type="float" office:value="45" calcext:value-type="float">
            <text:p>45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92]+8)^2)/5)*10" office:value-type="float" office:value="1058" calcext:value-type="float">
            <text:p>1058</text:p>
          </table:table-cell>
          <table:table-cell table:formula="of:=((([.$F292]+8)*2)^2)/([.$F292]+60)" office:value-type="float" office:value="28.2133333333333" calcext:value-type="float">
            <text:p>28.2133333333333</text:p>
          </table:table-cell>
          <table:table-cell table:formula="of:=[.AC292]/[.AD292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3]+[.O293]*2" office:value-type="float" office:value="45" calcext:value-type="float">
            <text:p>45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93]+8)^2)/5)*10" office:value-type="float" office:value="1458" calcext:value-type="float">
            <text:p>1458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formula="of:=[.AC293]/[.AD293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94]+[.C294]+[.D294]+[.E294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4]+[.O294]*2" office:value-type="float" office:value="55" calcext:value-type="float">
            <text:p>55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94]+8)^2)/5)*10" office:value-type="float" office:value="2592" calcext:value-type="float">
            <text:p>2592</text:p>
          </table:table-cell>
          <table:table-cell table:formula="of:=((([.$F294]+8)*2)^2)/([.$F294]+60)" office:value-type="float" office:value="58.9090909090909" calcext:value-type="float">
            <text:p>58.9090909090909</text:p>
          </table:table-cell>
          <table:table-cell table:formula="of:=[.AC294]/[.AD294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5]+[.C295]+[.D295]+[.E295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5]+[.O295]*2" office:value-type="float" office:value="48" calcext:value-type="float">
            <text:p>48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95]+8)^2)/5)*10" office:value-type="float" office:value="648" calcext:value-type="float">
            <text:p>648</text:p>
          </table:table-cell>
          <table:table-cell table:formula="of:=((([.$F295]+8)*2)^2)/([.$F295]+60)" office:value-type="float" office:value="18.5142857142857" calcext:value-type="float">
            <text:p>18.5142857142857</text:p>
          </table:table-cell>
          <table:table-cell table:formula="of:=[.AC295]/[.AD295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96]+[.C296]+[.D296]+[.E296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6]+[.O296]*2" office:value-type="float" office:value="45" calcext:value-type="float">
            <text:p>45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96]+8)^2)/5)*10" office:value-type="float" office:value="800" calcext:value-type="float">
            <text:p>800</text:p>
          </table:table-cell>
          <table:table-cell table:formula="of:=((([.$F296]+8)*2)^2)/([.$F296]+60)" office:value-type="float" office:value="22.2222222222222" calcext:value-type="float">
            <text:p>22.2222222222222</text:p>
          </table:table-cell>
          <table:table-cell table:formula="of:=[.AC296]/[.AD296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7]+[.C297]+[.D297]+[.E29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97]+[.O297]*2" office:value-type="float" office:value="49" calcext:value-type="float">
            <text:p>49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97]+8)^2)/5)*10" office:value-type="float" office:value="800" calcext:value-type="float">
            <text:p>800</text:p>
          </table:table-cell>
          <table:table-cell table:formula="of:=((([.$F297]+8)*2)^2)/([.$F297]+60)" office:value-type="float" office:value="22.2222222222222" calcext:value-type="float">
            <text:p>22.2222222222222</text:p>
          </table:table-cell>
          <table:table-cell table:formula="of:=[.AC297]/[.AD297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8]+[.C298]+[.D298]+[.E298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8]+[.O298]*2" office:value-type="float" office:value="61" calcext:value-type="float">
            <text:p>61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8]+8)^2)/5)*10" office:value-type="float" office:value="1568" calcext:value-type="float">
            <text:p>1568</text:p>
          </table:table-cell>
          <table:table-cell table:formula="of:=((([.$F298]+8)*2)^2)/([.$F298]+60)" office:value-type="float" office:value="39.2" calcext:value-type="float">
            <text:p>39.2</text:p>
          </table:table-cell>
          <table:table-cell table:formula="of:=[.AC298]/[.AD298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9]+[.C299]+[.D299]+[.E299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9]+[.O299]*2" office:value-type="float" office:value="52" calcext:value-type="float">
            <text:p>52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299]+8)^2)/5)*10" office:value-type="float" office:value="1458" calcext:value-type="float">
            <text:p>1458</text:p>
          </table:table-cell>
          <table:table-cell table:formula="of:=((([.$F299]+8)*2)^2)/([.$F299]+60)" office:value-type="float" office:value="36.9113924050633" calcext:value-type="float">
            <text:p>36.9113924050633</text:p>
          </table:table-cell>
          <table:table-cell table:formula="of:=[.AC299]/[.AD299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00]+[.C300]+[.D300]+[.E300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0]+[.O300]*2" office:value-type="float" office:value="66" calcext:value-type="float">
            <text:p>66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300]+8)^2)/5)*10" office:value-type="float" office:value="3042" calcext:value-type="float">
            <text:p>3042</text:p>
          </table:table-cell>
          <table:table-cell table:formula="of:=((([.$F300]+8)*2)^2)/([.$F300]+60)" office:value-type="float" office:value="66.8571428571429" calcext:value-type="float">
            <text:p>66.8571428571429</text:p>
          </table:table-cell>
          <table:table-cell table:formula="of:=[.AC300]/[.AD300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1]+[.C301]+[.D301]+[.E301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1]+[.O301]*2" office:value-type="float" office:value="52" calcext:value-type="float">
            <text:p>52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301]+8)^2)/5)*10" office:value-type="float" office:value="578" calcext:value-type="float">
            <text:p>578</text:p>
          </table:table-cell>
          <table:table-cell table:formula="of:=((([.$F301]+8)*2)^2)/([.$F301]+60)" office:value-type="float" office:value="16.7536231884058" calcext:value-type="float">
            <text:p>16.7536231884058</text:p>
          </table:table-cell>
          <table:table-cell table:formula="of:=[.AC301]/[.AD301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02]+[.C302]+[.D302]+[.E302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2]+[.O302]*2" office:value-type="float" office:value="51" calcext:value-type="float">
            <text:p>51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302]+8)^2)/5)*10" office:value-type="float" office:value="578" calcext:value-type="float">
            <text:p>578</text:p>
          </table:table-cell>
          <table:table-cell table:formula="of:=((([.$F302]+8)*2)^2)/([.$F302]+60)" office:value-type="float" office:value="16.7536231884058" calcext:value-type="float">
            <text:p>16.7536231884058</text:p>
          </table:table-cell>
          <table:table-cell table:formula="of:=[.AC302]/[.AD302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3]+[.C303]+[.D303]+[.E303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3]+[.O303]*2" office:value-type="float" office:value="58" calcext:value-type="float">
            <text:p>58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303]+8)^2)/5)*10" office:value-type="float" office:value="1058" calcext:value-type="float">
            <text:p>1058</text:p>
          </table:table-cell>
          <table:table-cell table:formula="of:=((([.$F303]+8)*2)^2)/([.$F303]+60)" office:value-type="float" office:value="28.2133333333333" calcext:value-type="float">
            <text:p>28.2133333333333</text:p>
          </table:table-cell>
          <table:table-cell table:formula="of:=[.AC303]/[.AD303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04]+[.C304]+[.D304]+[.E304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4]+[.O304]*2" office:value-type="float" office:value="55" calcext:value-type="float">
            <text:p>5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61" calcext:value-type="float">
            <text:p>61</text:p>
          </table:table-cell>
          <table:table-cell table:number-columns-repeated="2"/>
          <table:table-cell table:style-name="ce17" table:formula="of:=((([.$F304]+8)^2)/5)*10" office:value-type="float" office:value="1682" calcext:value-type="float">
            <text:p>1682</text:p>
          </table:table-cell>
          <table:table-cell table:formula="of:=((([.$F304]+8)*2)^2)/([.$F304]+60)" office:value-type="float" office:value="41.5308641975309" calcext:value-type="float">
            <text:p>41.5308641975309</text:p>
          </table:table-cell>
          <table:table-cell table:formula="of:=[.AC304]/[.AD304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5]+[.C305]+[.D305]+[.E305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0" calcext:value-type="float">
            <text:p>50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305]+8)^2)/5)*10" office:value-type="float" office:value="800" calcext:value-type="float">
            <text:p>800</text:p>
          </table:table-cell>
          <table:table-cell table:formula="of:=((([.$F305]+8)*2)^2)/([.$F305]+60)" office:value-type="float" office:value="22.2222222222222" calcext:value-type="float">
            <text:p>22.2222222222222</text:p>
          </table:table-cell>
          <table:table-cell table:formula="of:=[.AC305]/[.AD305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06]+[.C306]+[.D306]+[.E306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6]+[.O306]*2" office:value-type="float" office:value="62" calcext:value-type="float">
            <text:p>62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06]+8)^2)/5)*10" office:value-type="float" office:value="3042" calcext:value-type="float">
            <text:p>3042</text:p>
          </table:table-cell>
          <table:table-cell table:formula="of:=((([.$F306]+8)*2)^2)/([.$F306]+60)" office:value-type="float" office:value="66.8571428571429" calcext:value-type="float">
            <text:p>66.8571428571429</text:p>
          </table:table-cell>
          <table:table-cell table:formula="of:=[.AC306]/[.AD306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07]+[.C307]+[.D307]+[.E307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7]+[.O307]*2" office:value-type="float" office:value="53" calcext:value-type="float">
            <text:p>53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07]+8)^2)/5)*10" office:value-type="float" office:value="1352" calcext:value-type="float">
            <text:p>1352</text:p>
          </table:table-cell>
          <table:table-cell table:formula="of:=((([.$F307]+8)*2)^2)/([.$F307]+60)" office:value-type="float" office:value="34.6666666666667" calcext:value-type="float">
            <text:p>34.6666666666667</text:p>
          </table:table-cell>
          <table:table-cell table:formula="of:=[.AC307]/[.AD307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8]+[.C308]+[.D308]+[.E308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8]+[.O308]*2" office:value-type="float" office:value="50" calcext:value-type="float">
            <text:p>50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8]+8)^2)/5)*10" office:value-type="float" office:value="1152" calcext:value-type="float">
            <text:p>1152</text:p>
          </table:table-cell>
          <table:table-cell table:formula="of:=((([.$F308]+8)*2)^2)/([.$F308]+60)" office:value-type="float" office:value="30.3157894736842" calcext:value-type="float">
            <text:p>30.3157894736842</text:p>
          </table:table-cell>
          <table:table-cell table:formula="of:=[.AC308]/[.AD308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9]+[.C309]+[.D309]+[.E309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9]+[.O309]*2" office:value-type="float" office:value="60" calcext:value-type="float">
            <text:p>60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09]+8)^2)/5)*10" office:value-type="float" office:value="2450" calcext:value-type="float">
            <text:p>2450</text:p>
          </table:table-cell>
          <table:table-cell table:formula="of:=((([.$F309]+8)*2)^2)/([.$F309]+60)" office:value-type="float" office:value="56.3218390804598" calcext:value-type="float">
            <text:p>56.3218390804598</text:p>
          </table:table-cell>
          <table:table-cell table:formula="of:=[.AC309]/[.AD309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0]+[.C310]+[.D310]+[.E310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0]+[.O310]*2" office:value-type="float" office:value="54" calcext:value-type="float">
            <text:p>54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10]+8)^2)/5)*10" office:value-type="float" office:value="1922" calcext:value-type="float">
            <text:p>1922</text:p>
          </table:table-cell>
          <table:table-cell table:formula="of:=((([.$F310]+8)*2)^2)/([.$F310]+60)" office:value-type="float" office:value="46.3132530120482" calcext:value-type="float">
            <text:p>46.3132530120482</text:p>
          </table:table-cell>
          <table:table-cell table:formula="of:=[.AC310]/[.AD310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11]+[.C311]+[.D311]+[.E311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1]+[.O311]*2" office:value-type="float" office:value="55" calcext:value-type="float">
            <text:p>55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11]+8)^2)/5)*10" office:value-type="float" office:value="2048" calcext:value-type="float">
            <text:p>2048</text:p>
          </table:table-cell>
          <table:table-cell table:formula="of:=((([.$F311]+8)*2)^2)/([.$F311]+60)" office:value-type="float" office:value="48.7619047619048" calcext:value-type="float">
            <text:p>48.7619047619048</text:p>
          </table:table-cell>
          <table:table-cell table:formula="of:=[.AC311]/[.AD311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12]+[.C312]+[.D312]+[.E312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2]+[.O312]*2" office:value-type="float" office:value="64" calcext:value-type="float">
            <text:p>6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12]+8)^2)/5)*10" office:value-type="float" office:value="3872" calcext:value-type="float">
            <text:p>3872</text:p>
          </table:table-cell>
          <table:table-cell table:formula="of:=((([.$F312]+8)*2)^2)/([.$F312]+60)" office:value-type="float" office:value="80.6666666666667" calcext:value-type="float">
            <text:p>80.6666666666667</text:p>
          </table:table-cell>
          <table:table-cell table:formula="of:=[.AC312]/[.AD312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3]+[.C313]+[.D313]+[.E31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3]+[.O313]*2" office:value-type="float" office:value="44" calcext:value-type="float">
            <text:p>44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13]+8)^2)/5)*10" office:value-type="float" office:value="578" calcext:value-type="float">
            <text:p>578</text:p>
          </table:table-cell>
          <table:table-cell table:formula="of:=((([.$F313]+8)*2)^2)/([.$F313]+60)" office:value-type="float" office:value="16.7536231884058" calcext:value-type="float">
            <text:p>16.7536231884058</text:p>
          </table:table-cell>
          <table:table-cell table:formula="of:=[.AC313]/[.AD313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4]+[.O314]*2" office:value-type="float" office:value="48" calcext:value-type="float">
            <text:p>48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6" calcext:value-type="float">
            <text:p>6</text:p>
          </table:table-cell>
          <table:table-cell table:number-columns-repeated="2"/>
          <table:table-cell table:style-name="ce17" table:formula="of:=((([.$F314]+8)^2)/5)*10" office:value-type="float" office:value="882" calcext:value-type="float">
            <text:p>882</text:p>
          </table:table-cell>
          <table:table-cell table:formula="of:=((([.$F314]+8)*2)^2)/([.$F314]+60)" office:value-type="float" office:value="24.1643835616438" calcext:value-type="float">
            <text:p>24.1643835616438</text:p>
          </table:table-cell>
          <table:table-cell table:formula="of:=[.AC314]/[.AD314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5]+[.C315]+[.D315]+[.E315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15]+[.O315]*2" office:value-type="float" office:value="49" calcext:value-type="float">
            <text:p>49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15]+8)^2)/5)*10" office:value-type="float" office:value="1250" calcext:value-type="float">
            <text:p>1250</text:p>
          </table:table-cell>
          <table:table-cell table:formula="of:=((([.$F315]+8)*2)^2)/([.$F315]+60)" office:value-type="float" office:value="32.4675324675325" calcext:value-type="float">
            <text:p>32.4675324675325</text:p>
          </table:table-cell>
          <table:table-cell table:formula="of:=[.AC315]/[.AD315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6]+[.C316]+[.D316]+[.E316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6]+[.O316]*2" office:value-type="float" office:value="43" calcext:value-type="float">
            <text:p>43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16]+8)^2)/5)*10" office:value-type="float" office:value="882" calcext:value-type="float">
            <text:p>882</text:p>
          </table:table-cell>
          <table:table-cell table:formula="of:=((([.$F316]+8)*2)^2)/([.$F316]+60)" office:value-type="float" office:value="24.1643835616438" calcext:value-type="float">
            <text:p>24.1643835616438</text:p>
          </table:table-cell>
          <table:table-cell table:formula="of:=[.AC316]/[.AD316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7]+[.C317]+[.D317]+[.E317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7]+[.O317]*2" office:value-type="float" office:value="44" calcext:value-type="float">
            <text:p>44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17]+8)^2)/5)*10" office:value-type="float" office:value="722" calcext:value-type="float">
            <text:p>722</text:p>
          </table:table-cell>
          <table:table-cell table:formula="of:=((([.$F317]+8)*2)^2)/([.$F317]+60)" office:value-type="float" office:value="20.3380281690141" calcext:value-type="float">
            <text:p>20.3380281690141</text:p>
          </table:table-cell>
          <table:table-cell table:formula="of:=[.AC317]/[.AD317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8]+[.C318]+[.D318]+[.E318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8]+[.O318]*2" office:value-type="float" office:value="53" calcext:value-type="float">
            <text:p>53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8]+8)^2)/5)*10" office:value-type="float" office:value="2738" calcext:value-type="float">
            <text:p>2738</text:p>
          </table:table-cell>
          <table:table-cell table:formula="of:=((([.$F318]+8)*2)^2)/([.$F318]+60)" office:value-type="float" office:value="61.5280898876405" calcext:value-type="float">
            <text:p>61.5280898876405</text:p>
          </table:table-cell>
          <table:table-cell table:formula="of:=[.AC318]/[.AD318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9]+[.C319]+[.D319]+[.E319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9]+[.O319]*2" office:value-type="float" office:value="46" calcext:value-type="float">
            <text:p>46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19]+8)^2)/5)*10" office:value-type="float" office:value="648" calcext:value-type="float">
            <text:p>648</text:p>
          </table:table-cell>
          <table:table-cell table:formula="of:=((([.$F319]+8)*2)^2)/([.$F319]+60)" office:value-type="float" office:value="18.5142857142857" calcext:value-type="float">
            <text:p>18.5142857142857</text:p>
          </table:table-cell>
          <table:table-cell table:formula="of:=[.AC319]/[.AD319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0]+[.C320]+[.D320]+[.E320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20]+[.O320]*2" office:value-type="float" office:value="45" calcext:value-type="float">
            <text:p>45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20]+8)^2)/5)*10" office:value-type="float" office:value="882" calcext:value-type="float">
            <text:p>882</text:p>
          </table:table-cell>
          <table:table-cell table:formula="of:=((([.$F320]+8)*2)^2)/([.$F320]+60)" office:value-type="float" office:value="24.1643835616438" calcext:value-type="float">
            <text:p>24.1643835616438</text:p>
          </table:table-cell>
          <table:table-cell table:formula="of:=[.AC320]/[.AD320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1]+[.C321]+[.D321]+[.E321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1]+[.O321]*2" office:value-type="float" office:value="44" calcext:value-type="float">
            <text:p>44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21]+8)^2)/5)*10" office:value-type="float" office:value="968" calcext:value-type="float">
            <text:p>968</text:p>
          </table:table-cell>
          <table:table-cell table:formula="of:=((([.$F321]+8)*2)^2)/([.$F321]+60)" office:value-type="float" office:value="26.1621621621622" calcext:value-type="float">
            <text:p>26.1621621621622</text:p>
          </table:table-cell>
          <table:table-cell table:formula="of:=[.AC321]/[.AD321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2]+[.C322]+[.D322]+[.E322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2]+[.O322]*2" office:value-type="float" office:value="52" calcext:value-type="float">
            <text:p>52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22]+8)^2)/5)*10" office:value-type="float" office:value="1568" calcext:value-type="float">
            <text:p>1568</text:p>
          </table:table-cell>
          <table:table-cell table:formula="of:=((([.$F322]+8)*2)^2)/([.$F322]+60)" office:value-type="float" office:value="39.2" calcext:value-type="float">
            <text:p>39.2</text:p>
          </table:table-cell>
          <table:table-cell table:formula="of:=[.AC322]/[.AD322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23]+[.C323]+[.D323]+[.E323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3]+[.O323]*2" office:value-type="float" office:value="49" calcext:value-type="float">
            <text:p>49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23]+8)^2)/5)*10" office:value-type="float" office:value="1682" calcext:value-type="float">
            <text:p>1682</text:p>
          </table:table-cell>
          <table:table-cell table:formula="of:=((([.$F323]+8)*2)^2)/([.$F323]+60)" office:value-type="float" office:value="41.5308641975309" calcext:value-type="float">
            <text:p>41.5308641975309</text:p>
          </table:table-cell>
          <table:table-cell table:formula="of:=[.AC323]/[.AD323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24]+[.C324]+[.D324]+[.E324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4]+[.O324]*2" office:value-type="float" office:value="57" calcext:value-type="float">
            <text:p>57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24]+8)^2)/5)*10" office:value-type="float" office:value="3528" calcext:value-type="float">
            <text:p>3528</text:p>
          </table:table-cell>
          <table:table-cell table:formula="of:=((([.$F324]+8)*2)^2)/([.$F324]+60)" office:value-type="float" office:value="75.063829787234" calcext:value-type="float">
            <text:p>75.063829787234</text:p>
          </table:table-cell>
          <table:table-cell table:formula="of:=[.AC324]/[.AD324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5]+[.C325]+[.D325]+[.E325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5]+[.O325]*2" office:value-type="float" office:value="44" calcext:value-type="float">
            <text:p>44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25]+8)^2)/5)*10" office:value-type="float" office:value="512" calcext:value-type="float">
            <text:p>512</text:p>
          </table:table-cell>
          <table:table-cell table:formula="of:=((([.$F325]+8)*2)^2)/([.$F325]+60)" office:value-type="float" office:value="15.0588235294118" calcext:value-type="float">
            <text:p>15.0588235294118</text:p>
          </table:table-cell>
          <table:table-cell table:formula="of:=[.AC325]/[.AD325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6]+[.C326]+[.D326]+[.E326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6]+[.O326]*2" office:value-type="float" office:value="47" calcext:value-type="float">
            <text:p>47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26]+8)^2)/5)*10" office:value-type="float" office:value="1250" calcext:value-type="float">
            <text:p>1250</text:p>
          </table:table-cell>
          <table:table-cell table:formula="of:=((([.$F326]+8)*2)^2)/([.$F326]+60)" office:value-type="float" office:value="32.4675324675325" calcext:value-type="float">
            <text:p>32.4675324675325</text:p>
          </table:table-cell>
          <table:table-cell table:formula="of:=[.AC326]/[.AD326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7]+[.C327]+[.D327]+[.E327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7]+[.O327]*2" office:value-type="float" office:value="44" calcext:value-type="float">
            <text:p>44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7]+8)^2)/5)*10" office:value-type="float" office:value="1058" calcext:value-type="float">
            <text:p>1058</text:p>
          </table:table-cell>
          <table:table-cell table:formula="of:=((([.$F327]+8)*2)^2)/([.$F327]+60)" office:value-type="float" office:value="28.2133333333333" calcext:value-type="float">
            <text:p>28.2133333333333</text:p>
          </table:table-cell>
          <table:table-cell table:formula="of:=[.AC327]/[.AD327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8]+[.C328]+[.D328]+[.E328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51" calcext:value-type="float">
            <text:p>51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8]+8)^2)/5)*10" office:value-type="float" office:value="1800" calcext:value-type="float">
            <text:p>1800</text:p>
          </table:table-cell>
          <table:table-cell table:formula="of:=((([.$F328]+8)*2)^2)/([.$F328]+60)" office:value-type="float" office:value="43.9024390243903" calcext:value-type="float">
            <text:p>43.9024390243903</text:p>
          </table:table-cell>
          <table:table-cell table:formula="of:=[.AC328]/[.AD328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29]+[.O329]*2" office:value-type="float" office:value="55" calcext:value-type="float">
            <text:p>55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29]+8)^2)/5)*10" office:value-type="float" office:value="1152" calcext:value-type="float">
            <text:p>1152</text:p>
          </table:table-cell>
          <table:table-cell table:formula="of:=((([.$F329]+8)*2)^2)/([.$F329]+60)" office:value-type="float" office:value="30.3157894736842" calcext:value-type="float">
            <text:p>30.3157894736842</text:p>
          </table:table-cell>
          <table:table-cell table:formula="of:=[.AC329]/[.AD329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0]+[.C330]+[.D330]+[.E330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0]+[.O330]*2" office:value-type="float" office:value="59" calcext:value-type="float">
            <text:p>59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" calcext:value-type="float">
            <text:p>6</text:p>
          </table:table-cell>
          <table:table-cell table:number-columns-repeated="2"/>
          <table:table-cell table:style-name="ce17" table:formula="of:=((([.$F330]+8)^2)/5)*10" office:value-type="float" office:value="3200" calcext:value-type="float">
            <text:p>3200</text:p>
          </table:table-cell>
          <table:table-cell table:formula="of:=((([.$F330]+8)*2)^2)/([.$F330]+60)" office:value-type="float" office:value="69.5652173913043" calcext:value-type="float">
            <text:p>69.5652173913043</text:p>
          </table:table-cell>
          <table:table-cell table:formula="of:=[.AC330]/[.AD330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33]+[.C333]+[.D333]+[.E333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33]+[.O333]*2" office:value-type="float" office:value="54" calcext:value-type="float">
            <text:p>54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33]+8)^2)/5)*10" office:value-type="float" office:value="1922" calcext:value-type="float">
            <text:p>1922</text:p>
          </table:table-cell>
          <table:table-cell table:formula="of:=((([.$F333]+8)*2)^2)/([.$F333]+60)" office:value-type="float" office:value="46.3132530120482" calcext:value-type="float">
            <text:p>46.3132530120482</text:p>
          </table:table-cell>
          <table:table-cell table:formula="of:=[.AC333]/[.AD333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4]+[.C334]+[.D334]+[.E334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4]+[.O334]*2" office:value-type="float" office:value="71" calcext:value-type="float">
            <text:p>71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34]+8)^2)/5)*10" office:value-type="float" office:value="4608" calcext:value-type="float">
            <text:p>4608</text:p>
          </table:table-cell>
          <table:table-cell table:formula="of:=((([.$F334]+8)*2)^2)/([.$F334]+60)" office:value-type="float" office:value="92.16" calcext:value-type="float">
            <text:p>92.16</text:p>
          </table:table-cell>
          <table:table-cell table:formula="of:=[.AC334]/[.AD334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35]+[.C335]+[.D335]+[.E335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5]+[.O335]*2" office:value-type="float" office:value="58" calcext:value-type="float">
            <text:p>58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35]+8)^2)/5)*10" office:value-type="float" office:value="2888" calcext:value-type="float">
            <text:p>2888</text:p>
          </table:table-cell>
          <table:table-cell table:formula="of:=((([.$F335]+8)*2)^2)/([.$F335]+60)" office:value-type="float" office:value="64.1777777777778" calcext:value-type="float">
            <text:p>64.1777777777778</text:p>
          </table:table-cell>
          <table:table-cell table:formula="of:=[.AC335]/[.AD335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6]+[.C336]+[.D336]+[.E336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6]+[.O336]*2" office:value-type="float" office:value="67" calcext:value-type="float">
            <text:p>67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36]+8)^2)/5)*10" office:value-type="float" office:value="4232" calcext:value-type="float">
            <text:p>4232</text:p>
          </table:table-cell>
          <table:table-cell table:formula="of:=((([.$F336]+8)*2)^2)/([.$F336]+60)" office:value-type="float" office:value="86.3673469387755" calcext:value-type="float">
            <text:p>86.3673469387755</text:p>
          </table:table-cell>
          <table:table-cell table:formula="of:=[.AC336]/[.AD336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7]+[.C337]+[.D337]+[.E337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37]+8)^2)/5)*10" office:value-type="float" office:value="1352" calcext:value-type="float">
            <text:p>1352</text:p>
          </table:table-cell>
          <table:table-cell table:formula="of:=((([.$F337]+8)*2)^2)/([.$F337]+60)" office:value-type="float" office:value="34.6666666666667" calcext:value-type="float">
            <text:p>34.6666666666667</text:p>
          </table:table-cell>
          <table:table-cell table:formula="of:=[.AC337]/[.AD337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8]+[.C338]+[.D338]+[.E338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8]+[.O338]*2" office:value-type="float" office:value="65" calcext:value-type="float">
            <text:p>65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8]+8)^2)/5)*10" office:value-type="float" office:value="4418" calcext:value-type="float">
            <text:p>4418</text:p>
          </table:table-cell>
          <table:table-cell table:formula="of:=((([.$F338]+8)*2)^2)/([.$F338]+60)" office:value-type="float" office:value="89.2525252525252" calcext:value-type="float">
            <text:p>89.2525252525252</text:p>
          </table:table-cell>
          <table:table-cell table:formula="of:=[.AC338]/[.AD338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9]+[.C339]+[.D339]+[.E339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9]+[.O339]*2" office:value-type="float" office:value="57" calcext:value-type="float">
            <text:p>57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39]+8)^2)/5)*10" office:value-type="float" office:value="3872" calcext:value-type="float">
            <text:p>3872</text:p>
          </table:table-cell>
          <table:table-cell table:formula="of:=((([.$F339]+8)*2)^2)/([.$F339]+60)" office:value-type="float" office:value="80.6666666666667" calcext:value-type="float">
            <text:p>80.6666666666667</text:p>
          </table:table-cell>
          <table:table-cell table:formula="of:=[.AC339]/[.AD339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0]+[.C340]+[.D340]+[.E340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40]+[.O340]*2" office:value-type="float" office:value="63" calcext:value-type="float">
            <text:p>6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40]+8)^2)/5)*10" office:value-type="float" office:value="3872" calcext:value-type="float">
            <text:p>3872</text:p>
          </table:table-cell>
          <table:table-cell table:formula="of:=((([.$F340]+8)*2)^2)/([.$F340]+60)" office:value-type="float" office:value="80.6666666666667" calcext:value-type="float">
            <text:p>80.6666666666667</text:p>
          </table:table-cell>
          <table:table-cell table:formula="of:=[.AC340]/[.AD340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41]+[.C341]+[.D341]+[.E341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1]+[.O341]*2" office:value-type="float" office:value="56" calcext:value-type="float">
            <text:p>5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41]+8)^2)/5)*10" office:value-type="float" office:value="4050" calcext:value-type="float">
            <text:p>4050</text:p>
          </table:table-cell>
          <table:table-cell table:formula="of:=((([.$F341]+8)*2)^2)/([.$F341]+60)" office:value-type="float" office:value="83.5051546391753" calcext:value-type="float">
            <text:p>83.5051546391753</text:p>
          </table:table-cell>
          <table:table-cell table:formula="of:=[.AC341]/[.AD341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2]+[.C342]+[.D342]+[.E342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2]+[.O342]*2" office:value-type="float" office:value="60" calcext:value-type="float">
            <text:p>60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42]+8)^2)/5)*10" office:value-type="float" office:value="4232" calcext:value-type="float">
            <text:p>4232</text:p>
          </table:table-cell>
          <table:table-cell table:formula="of:=((([.$F342]+8)*2)^2)/([.$F342]+60)" office:value-type="float" office:value="86.3673469387755" calcext:value-type="float">
            <text:p>86.3673469387755</text:p>
          </table:table-cell>
          <table:table-cell table:formula="of:=[.AC342]/[.AD342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3]+[.C343]+[.D343]+[.E343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3]+[.O343]*2" office:value-type="float" office:value="63" calcext:value-type="float">
            <text:p>63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43]+8)^2)/5)*10" office:value-type="float" office:value="4418" calcext:value-type="float">
            <text:p>4418</text:p>
          </table:table-cell>
          <table:table-cell table:formula="of:=((([.$F343]+8)*2)^2)/([.$F343]+60)" office:value-type="float" office:value="89.2525252525252" calcext:value-type="float">
            <text:p>89.2525252525252</text:p>
          </table:table-cell>
          <table:table-cell table:formula="of:=[.AC343]/[.AD343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4]+[.C344]+[.D344]+[.E34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4]+[.O344]*2" office:value-type="float" office:value="62" calcext:value-type="float">
            <text:p>6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44]+8)^2)/5)*10" office:value-type="float" office:value="3872" calcext:value-type="float">
            <text:p>3872</text:p>
          </table:table-cell>
          <table:table-cell table:formula="of:=((([.$F344]+8)*2)^2)/([.$F344]+60)" office:value-type="float" office:value="80.6666666666667" calcext:value-type="float">
            <text:p>80.6666666666667</text:p>
          </table:table-cell>
          <table:table-cell table:formula="of:=[.AC344]/[.AD344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5]+[.C345]+[.D345]+[.E345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45]+[.O345]*2" office:value-type="float" office:value="53" calcext:value-type="float">
            <text:p>53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45]+8)^2)/5)*10" office:value-type="float" office:value="1152" calcext:value-type="float">
            <text:p>1152</text:p>
          </table:table-cell>
          <table:table-cell table:formula="of:=((([.$F345]+8)*2)^2)/([.$F345]+60)" office:value-type="float" office:value="30.3157894736842" calcext:value-type="float">
            <text:p>30.3157894736842</text:p>
          </table:table-cell>
          <table:table-cell table:formula="of:=[.AC345]/[.AD345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46]+[.C346]+[.D346]+[.E346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6]+[.O346]*2" office:value-type="float" office:value="64" calcext:value-type="float">
            <text:p>64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46]+8)^2)/5)*10" office:value-type="float" office:value="2888" calcext:value-type="float">
            <text:p>2888</text:p>
          </table:table-cell>
          <table:table-cell table:formula="of:=((([.$F346]+8)*2)^2)/([.$F346]+60)" office:value-type="float" office:value="64.1777777777778" calcext:value-type="float">
            <text:p>64.1777777777778</text:p>
          </table:table-cell>
          <table:table-cell table:formula="of:=[.AC346]/[.AD346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7]+[.C347]+[.D347]+[.E347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7]+[.O347]*2" office:value-type="float" office:value="57" calcext:value-type="float">
            <text:p>57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47]+8)^2)/5)*10" office:value-type="float" office:value="3042" calcext:value-type="float">
            <text:p>3042</text:p>
          </table:table-cell>
          <table:table-cell table:formula="of:=((([.$F347]+8)*2)^2)/([.$F347]+60)" office:value-type="float" office:value="66.8571428571429" calcext:value-type="float">
            <text:p>66.8571428571429</text:p>
          </table:table-cell>
          <table:table-cell table:formula="of:=[.AC347]/[.AD347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8]+[.C348]+[.D348]+[.E348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8]+[.O348]*2" office:value-type="float" office:value="58" calcext:value-type="float">
            <text:p>58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8]+8)^2)/5)*10" office:value-type="float" office:value="3362" calcext:value-type="float">
            <text:p>3362</text:p>
          </table:table-cell>
          <table:table-cell table:formula="of:=((([.$F348]+8)*2)^2)/([.$F348]+60)" office:value-type="float" office:value="72.3010752688172" calcext:value-type="float">
            <text:p>72.3010752688172</text:p>
          </table:table-cell>
          <table:table-cell table:formula="of:=[.AC348]/[.AD348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9]+[.C349]+[.D349]+[.E349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9]+[.O349]*2" office:value-type="float" office:value="67" calcext:value-type="float">
            <text:p>67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49]+8)^2)/5)*10" office:value-type="float" office:value="4232" calcext:value-type="float">
            <text:p>4232</text:p>
          </table:table-cell>
          <table:table-cell table:formula="of:=((([.$F349]+8)*2)^2)/([.$F349]+60)" office:value-type="float" office:value="86.3673469387755" calcext:value-type="float">
            <text:p>86.3673469387755</text:p>
          </table:table-cell>
          <table:table-cell table:formula="of:=[.AC349]/[.AD349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0]+[.C350]+[.D350]+[.E350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50]+[.O350]*2" office:value-type="float" office:value="64" calcext:value-type="float">
            <text:p>64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6" calcext:value-type="float">
            <text:p>6</text:p>
          </table:table-cell>
          <table:table-cell table:number-columns-repeated="2"/>
          <table:table-cell table:style-name="ce17" table:formula="of:=((([.$F350]+8)^2)/5)*10" office:value-type="float" office:value="4608" calcext:value-type="float">
            <text:p>4608</text:p>
          </table:table-cell>
          <table:table-cell table:formula="of:=((([.$F350]+8)*2)^2)/([.$F350]+60)" office:value-type="float" office:value="92.16" calcext:value-type="float">
            <text:p>92.16</text:p>
          </table:table-cell>
          <table:table-cell table:formula="of:=[.AC350]/[.AD350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51]+[.C351]+[.D351]+[.E351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1]+[.O351]*2" office:value-type="float" office:value="45" calcext:value-type="float">
            <text:p>4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51]+8)^2)/5)*10" office:value-type="float" office:value="450" calcext:value-type="float">
            <text:p>450</text:p>
          </table:table-cell>
          <table:table-cell table:formula="of:=((([.$F351]+8)*2)^2)/([.$F351]+60)" office:value-type="float" office:value="24.3243243243243" calcext:value-type="float">
            <text:p>24.3243243243243</text:p>
          </table:table-cell>
          <table:table-cell table:formula="of:=[.AC351]/[.AD351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52]+[.C352]+[.D352]+[.E352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2]+[.O352]*2" office:value-type="float" office:value="45" calcext:value-type="float">
            <text:p>45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52]+8)^2)/5)*10" office:value-type="float" office:value="450" calcext:value-type="float">
            <text:p>450</text:p>
          </table:table-cell>
          <table:table-cell table:formula="of:=((([.$F352]+8)*2)^2)/([.$F352]+60)" office:value-type="float" office:value="24.3243243243243" calcext:value-type="float">
            <text:p>24.3243243243243</text:p>
          </table:table-cell>
          <table:table-cell table:formula="of:=[.AC352]/[.AD352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3]+[.C353]+[.D353]+[.E353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3]+[.O353]*2" office:value-type="float" office:value="64" calcext:value-type="float">
            <text:p>64</text:p>
          </table:table-cell>
          <table:table-cell/>
          <table:table-cell table:formula="of:=MAX(2*[.$L353]; 25*[.$R353]+[.$K353];15*[.$Q353]+[.$M353])-10*[.$P353]-0.5*MAX([.$H353];[.$I353];[.$J353])-5*[.$O353]-[.$B353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53]+8)^2)/5)*10" office:value-type="float" office:value="4050" calcext:value-type="float">
            <text:p>4050</text:p>
          </table:table-cell>
          <table:table-cell table:formula="of:=((([.$F353]+8)*2)^2)/([.$F353]+60)" office:value-type="float" office:value="83.5051546391753" calcext:value-type="float">
            <text:p>83.5051546391753</text:p>
          </table:table-cell>
          <table:table-cell table:formula="of:=[.AC353]/[.AD353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4]+[.C354]+[.D354]+[.E35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54]+[.O354]*2" office:value-type="float" office:value="72" calcext:value-type="float">
            <text:p>72</text:p>
          </table:table-cell>
          <table:table-cell/>
          <table:table-cell table:formula="of:=MAX(2*[.$L354]; 25*[.$R354]+[.$K354];15*[.$Q354]+[.$M354])-10*[.$P354]-0.5*MAX([.$H354];[.$I354];[.$J354])-5*[.$O354]-[.$B354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54]+8)^2)/5)*10" office:value-type="float" office:value="4232" calcext:value-type="float">
            <text:p>4232</text:p>
          </table:table-cell>
          <table:table-cell table:formula="of:=((([.$F354]+8)*2)^2)/([.$F354]+60)" office:value-type="float" office:value="86.3673469387755" calcext:value-type="float">
            <text:p>86.3673469387755</text:p>
          </table:table-cell>
          <table:table-cell table:formula="of:=[.AC354]/[.AD354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5]+[.C355]+[.D355]+[.E355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55]+[.O355]*2" office:value-type="float" office:value="61" calcext:value-type="float">
            <text:p>61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55]+8)^2)/5)*10" office:value-type="float" office:value="4418" calcext:value-type="float">
            <text:p>4418</text:p>
          </table:table-cell>
          <table:table-cell table:formula="of:=((([.$F355]+8)*2)^2)/([.$F355]+60)" office:value-type="float" office:value="89.2525252525252" calcext:value-type="float">
            <text:p>89.2525252525252</text:p>
          </table:table-cell>
          <table:table-cell table:formula="of:=[.AC355]/[.AD355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67" calcext:value-type="float">
            <text:p>67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56]+8)^2)/5)*10" office:value-type="float" office:value="4802" calcext:value-type="float">
            <text:p>4802</text:p>
          </table:table-cell>
          <table:table-cell table:formula="of:=((([.$F356]+8)*2)^2)/([.$F356]+60)" office:value-type="float" office:value="95.0891089108911" calcext:value-type="float">
            <text:p>95.0891089108911</text:p>
          </table:table-cell>
          <table:table-cell table:formula="of:=[.AC356]/[.AD356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7]+[.C357]+[.D357]+[.E357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7]+[.O357]*2" office:value-type="float" office:value="66" calcext:value-type="float">
            <text:p>66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57]+8)^2)/5)*10" office:value-type="float" office:value="5202" calcext:value-type="float">
            <text:p>5202</text:p>
          </table:table-cell>
          <table:table-cell table:formula="of:=((([.$F357]+8)*2)^2)/([.$F357]+60)" office:value-type="float" office:value="101.009708737864" calcext:value-type="float">
            <text:p>101.009708737864</text:p>
          </table:table-cell>
          <table:table-cell table:formula="of:=[.AC357]/[.AD357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22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Sheet2" table:style-name="ta1">
        <table:table-column table:style-name="co22" table:default-cell-style-name="Default"/>
        <table:table-row table:style-name="ro3">
          <table:table-cell/>
        </table:table-row>
      </table:table>
      <table:named-expressions/>
      <table:database-ranges>
        <table:database-range table:name="Regular_Troops" table:target-range-address="Feuille1.A1:Feuille1.AF268" table:display-filter-buttons="true" table:on-update-keep-styles="true" table:on-update-keep-size="false">
          <table:filter>
            <table:filter-and>
              <table:filter-condition table:field-number="27" table:value="Levy" table:operator="="/>
            </table:filter-and>
          </table:filter>
          <table:sort>
            <table:sort-by table:field-number="31" table:data-type="automatic"/>
          </table:sort>
        </table:database-range>
        <table:database-range table:name="Troops" table:target-range-address="Feuille1.A1:Feuille1.AF357" table:on-update-keep-styles="true" table:on-update-keep-size="false" table:orientation="column"/>
        <table:database-range table:name="__Anonymous_Sheet_DB__0" table:target-range-address="Feuille1.A1:Feuille1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11:30:08.1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4-08-23T11:36:59.758000000</dc:date>
    <meta:editing-duration>P1DT11H36M2S</meta:editing-duration>
    <meta:editing-cycles>473</meta:editing-cycles>
    <meta:generator>LibreOffice/7.1.5.2$Windows_X86_64 LibreOffice_project/85f04e9f809797b8199d13c421bd8a2b025d52b5</meta:generator>
    <meta:document-statistic meta:table-count="2" meta:cell-count="8128" meta:object-count="0"/>
  </office:meta>
</office:document-meta>
</file>